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7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8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April_2024.E2"/>
    </style:style>
    <style:style style:name="ce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April_2024.G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April_2024.F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April_2024.F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4" style:base-cell-address="April_2024.Y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May_2024.E2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May_2024.G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May_2024.F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May_2024.F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May_2024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June_2024.E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June_2024.G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June_2024.F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June_2024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June_2024.E2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July_2024.E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July_2024.G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July_2024.F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July_2024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July_2024.E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August_2024.E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August_2024.F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August_2024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4" style:base-cell-address="August_2024.U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August_2024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4" style:base-cell-address="August_2024.T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Sept_2024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Sept_2024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Sept_2024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Sept_2024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Sept_2024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Oct_2024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Oct_2024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Oct_2024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Oct_2024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Oct_2024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Nov_2024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Nov_2024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Nov_2024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Nov_2024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Nov_2024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Dec_2024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Dec_2024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Dec_2024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Dec_2024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Dec_2024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Jan_2025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Jan_2025.F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Jan_2025.G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4" style:base-cell-address="Jan_2025.U2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4" style:base-cell-address="Jan_2025.T2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4" style:base-cell-address="Jan_2025.Y2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Feb_2025.E2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Feb_2025.F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Feb_2025.G2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5" style:base-cell-address="Feb_2025.U3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4" style:base-cell-address="Feb_2025.U2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5" style:base-cell-address="Feb_2025.T3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4" style:base-cell-address="Feb_2025.T2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Feb_2025.E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5" style:base-cell-address="Feb_2025.Y3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4" style:base-cell-address="March_2025.E2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March_2025.G2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March_2025.F2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March_2025.F2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4" style:base-cell-address="March_2025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4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4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4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F2])" table:base-cell-address="May_2024.G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W2])" table:base-cell-address="May_2024.Y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3" table:condition="of:cell-content-is-in-list([.#REF!])" table:base-cell-address="May_2024.C2">
          <table:help-message table:display="true"/>
          <table:error-message table:display="true"/>
        </table:content-validation>
        <table:content-validation table:name="val1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4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4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4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4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4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4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4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4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4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4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4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4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4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4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4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4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4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4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4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4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4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5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5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5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5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5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5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5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5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5.C2">
          <table:help-message table:display="true"/>
          <table:error-message table:display="true"/>
        </table:content-validation>
      </table:content-validations>
      <table:table table:name="April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9">
            <text:p>Attorney General's Departments</text:p>
          </table:table-cell>
          <table:table-cell office:value-type="float" office:value="4" table:content-validation-name="val2" table:style-name="ce31">
            <text:p>4.00</text:p>
          </table:table-cell>
          <table:table-cell office:value-type="float" office:value="4" table:content-validation-name="val7" table:style-name="ce30">
            <text:p>4.00</text:p>
          </table:table-cell>
          <table:table-cell office:value-type="float" office:value="5" table:content-validation-name="val2" table:style-name="ce31">
            <text:p>5.00</text:p>
          </table:table-cell>
          <table:table-cell office:value-type="float" office:value="5" table:content-validation-name="val7" table:style-name="ce30">
            <text:p>5.00</text:p>
          </table:table-cell>
          <table:table-cell office:value-type="float" office:value="15" table:content-validation-name="val2" table:style-name="ce31">
            <text:p>15.00</text:p>
          </table:table-cell>
          <table:table-cell office:value-type="float" office:value="14.625" table:content-validation-name="val7" table:style-name="ce30">
            <text:p>14.63</text:p>
          </table:table-cell>
          <table:table-cell office:value-type="float" office:value="23" table:content-validation-name="val2" table:style-name="ce31">
            <text:p>23.00</text:p>
          </table:table-cell>
          <table:table-cell office:value-type="float" office:value="22.6" table:content-validation-name="val7" table:style-name="ce30">
            <text:p>22.60</text:p>
          </table:table-cell>
          <table:table-cell office:value-type="float" office:value="6" table:content-validation-name="val2" table:style-name="ce31">
            <text:p>6.00</text:p>
          </table:table-cell>
          <table:table-cell office:value-type="float" office:value="6" table:content-validation-name="val7" table:style-name="ce30">
            <text:p>6.00</text:p>
          </table:table-cell>
          <table:table-cell table:content-validation-name="val2" table:style-name="ce31"/>
          <table:table-cell table:content-validation-name="val7" table:style-name="ce30"/>
          <table:table-cell office:value-type="float" office:value="53" table:formula="of:=SUM([.F2];[.H2];[.J2];[.L2];[.N2];[.P2])" table:content-validation-name="val3" table:style-name="ce10">
            <text:p>53</text:p>
          </table:table-cell>
          <table:table-cell office:value-type="float" office:value="52.225000000000001" table:formula="of:=SUM([.G2];[.I2];[.K2];[.M2];[.O2];[.Q2])" table:content-validation-name="val3" table:style-name="ce10">
            <text:p>52</text:p>
          </table:table-cell>
          <table:table-cell table:content-validation-name="val5" table:style-name="ce32"/>
          <table:table-cell table:content-validation-name="val7" table:style-name="ce30"/>
          <table:table-cell table:content-validation-name="val5" table:style-name="ce32"/>
          <table:table-cell table:content-validation-name="val7" table:style-name="ce30"/>
          <table:table-cell table:content-validation-name="val7" table:style-name="ce30"/>
          <table:table-cell table:content-validation-name="val6" table:style-name="ce3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content-validation-name="val8" table:style-name="ce13"/>
          <table:table-cell office:value-type="float" office:value="53" table:formula="of:=[.R2]+[.Z2]" table:content-validation-name="val3" table:style-name="ce14">
            <text:p>53</text:p>
          </table:table-cell>
          <table:table-cell office:value-type="float" office:value="52.225000000000001" table:formula="of:=[.S2]+[.AA2]" table:content-validation-name="val3" table:style-name="ce14">
            <text:p>52</text:p>
          </table:table-cell>
          <table:table-cell office:value-type="currency" office:value="228871.55" table:content-validation-name="val4" table:style-name="ce15">
            <text:p>£228,871.55</text:p>
          </table:table-cell>
          <table:table-cell office:value-type="currency" office:value="8367.7199999999993" table:content-validation-name="val4" table:style-name="ce15">
            <text:p>£8,367.72</text:p>
          </table:table-cell>
          <table:table-cell office:value-type="currency" office:value="600" table:content-validation-name="val4" table:style-name="ce15">
            <text:p>£6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81868.73" table:content-validation-name="val4" table:style-name="ce15">
            <text:p>£81,868.73</text:p>
          </table:table-cell>
          <table:table-cell office:value-type="currency" office:value="27225.58" table:content-validation-name="val4" table:style-name="ce15">
            <text:p>£27,225.58</text:p>
          </table:table-cell>
          <table:table-cell office:value-type="currency" office:value="346933.58" table:formula="of:=SUM([.AE2:.AJ2])" table:style-name="ce16">
            <text:p>£346,933.58</text:p>
          </table:table-cell>
          <table:table-cell table:content-validation-name="val4" table:style-name="ce17"/>
          <table:table-cell table:content-validation-name="val4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346933.58" table:formula="of:=SUM([.AN2];[.AK2])" table:style-name="ce16">
            <text:p>£346,933.5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9">
            <text:p>Attorney General's Departments</text:p>
          </table:table-cell>
          <table:table-cell office:value-type="float" office:value="43" table:content-validation-name="val2" table:style-name="ce31">
            <text:p>43.00</text:p>
          </table:table-cell>
          <table:table-cell office:value-type="float" office:value="40.206156156156162" table:content-validation-name="val7" table:style-name="ce30">
            <text:p>40.21</text:p>
          </table:table-cell>
          <table:table-cell office:value-type="float" office:value="397" table:content-validation-name="val2" table:style-name="ce31">
            <text:p>397.00</text:p>
          </table:table-cell>
          <table:table-cell office:value-type="float" office:value="386.25070570570574" table:content-validation-name="val7" table:style-name="ce30">
            <text:p>386.25</text:p>
          </table:table-cell>
          <table:table-cell office:value-type="float" office:value="334" table:content-validation-name="val2" table:style-name="ce31">
            <text:p>334.00</text:p>
          </table:table-cell>
          <table:table-cell office:value-type="float" office:value="325.21906906906906" table:content-validation-name="val7" table:style-name="ce30">
            <text:p>325.22</text:p>
          </table:table-cell>
          <table:table-cell office:value-type="float" office:value="1995" table:content-validation-name="val2" table:style-name="ce31">
            <text:p>1995.00</text:p>
          </table:table-cell>
          <table:table-cell office:value-type="float" office:value="1841.1503689403626" table:content-validation-name="val7" table:style-name="ce30">
            <text:p>1841.15</text:p>
          </table:table-cell>
          <table:table-cell office:value-type="float" office:value="225" table:content-validation-name="val2" table:style-name="ce31">
            <text:p>225.00</text:p>
          </table:table-cell>
          <table:table-cell office:value-type="float" office:value="211.1363363363364" table:content-validation-name="val7" table:style-name="ce30">
            <text:p>211.14</text:p>
          </table:table-cell>
          <table:table-cell table:content-validation-name="val2" table:style-name="ce31"/>
          <table:table-cell table:content-validation-name="val7" table:style-name="ce30"/>
          <table:table-cell office:value-type="float" office:value="2994" table:formula="of:=SUM([.F3];[.H3];[.J3];[.L3];[.N3];[.P3])" table:content-validation-name="val3" table:style-name="ce10">
            <text:p>2,994</text:p>
          </table:table-cell>
          <table:table-cell office:value-type="float" office:value="2803.9626362076297" table:formula="of:=SUM([.G3];[.I3];[.K3];[.M3];[.O3];[.Q3])" table:content-validation-name="val3" table:style-name="ce10">
            <text:p>2,804</text:p>
          </table:table-cell>
          <table:table-cell office:value-type="float" office:value="117" table:content-validation-name="val5" table:style-name="ce32">
            <text:p>117</text:p>
          </table:table-cell>
          <table:table-cell office:value-type="float" office:value="115.43783783783783" table:content-validation-name="val7" table:style-name="ce30">
            <text:p>115.44</text:p>
          </table:table-cell>
          <table:table-cell office:value-type="float" office:value="265" table:content-validation-name="val5" table:style-name="ce32">
            <text:p>265</text:p>
          </table:table-cell>
          <table:table-cell office:value-type="float" office:value="263.372972972973" table:content-validation-name="val7" table:style-name="ce30">
            <text:p>263.37</text:p>
          </table:table-cell>
          <table:table-cell table:content-validation-name="val7" table:style-name="ce9"/>
          <table:table-cell table:content-validation-name="val6" table:style-name="ce9"/>
          <table:table-cell office:value-type="float" office:value="382" table:formula="of:=SUM([.T3];[.V3];[.X3])" table:style-name="ce12">
            <text:p>382</text:p>
          </table:table-cell>
          <table:table-cell office:value-type="float" office:value="378.81081081081084" table:formula="of:=SUM([.U3];[.W3];[.Y3])" table:style-name="ce12">
            <text:p>379</text:p>
          </table:table-cell>
          <table:table-cell office:value-type="float" office:value="1" table:content-validation-name="val8" table:style-name="ce13">
            <text:p>1.00</text:p>
          </table:table-cell>
          <table:table-cell office:value-type="float" office:value="3376" table:formula="of:=[.R3]+[.Z3]" table:content-validation-name="val3" table:style-name="ce14">
            <text:p>3,376</text:p>
          </table:table-cell>
          <table:table-cell office:value-type="float" office:value="3182.7734470184405" table:formula="of:=[.S3]+[.AA3]" table:content-validation-name="val3" table:style-name="ce14">
            <text:p>3,183</text:p>
          </table:table-cell>
          <table:table-cell office:value-type="currency" office:value="13603715.460000001" table:content-validation-name="val4" table:style-name="ce15">
            <text:p>£13,603,715.46</text:p>
          </table:table-cell>
          <table:table-cell office:value-type="currency" office:value="51569.02" table:content-validation-name="val4" table:style-name="ce15">
            <text:p>£51,569.02</text:p>
          </table:table-cell>
          <table:table-cell office:value-type="currency" office:value="76750" table:content-validation-name="val4" table:style-name="ce15">
            <text:p>£76,750.00</text:p>
          </table:table-cell>
          <table:table-cell office:value-type="currency" office:value="44813.18" table:content-validation-name="val4" table:style-name="ce15">
            <text:p>£44,813.18</text:p>
          </table:table-cell>
          <table:table-cell office:value-type="currency" office:value="3885158.89" table:content-validation-name="val4" table:style-name="ce15">
            <text:p>£3,885,158.89</text:p>
          </table:table-cell>
          <table:table-cell office:value-type="currency" office:value="1583777.22" table:content-validation-name="val4" table:style-name="ce15">
            <text:p>£1,583,777.22</text:p>
          </table:table-cell>
          <table:table-cell office:value-type="currency" office:value="19245783.77" table:formula="of:=SUM([.AE3:.AJ3])" table:style-name="ce16">
            <text:p>£19,245,783.77</text:p>
          </table:table-cell>
          <table:table-cell office:value-type="currency" office:value="2304035.42" table:content-validation-name="val4" table:style-name="ce17">
            <text:p>£2,304,035.42</text:p>
          </table:table-cell>
          <table:table-cell office:value-type="currency" office:value="-53044.160000000003" table:content-validation-name="val4" table:style-name="ce17">
            <text:p>-£53,044.16</text:p>
          </table:table-cell>
          <table:table-cell office:value-type="currency" office:value="2250991.2599999998" table:formula="of:=SUM([.AL3:.AM3])" table:style-name="ce18">
            <text:p>£2,250,991.26</text:p>
          </table:table-cell>
          <table:table-cell office:value-type="currency" office:value="21496775.030000001" table:formula="of:=SUM([.AN3];[.AK3])" table:style-name="ce16">
            <text:p>£21,496,775.0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9">
            <text:p>Attorney General's Departments</text:p>
          </table:table-cell>
          <table:table-cell office:value-type="float" office:value="1" table:content-validation-name="val2" table:style-name="ce31">
            <text:p>1.00</text:p>
          </table:table-cell>
          <table:table-cell office:value-type="float" office:value="1" table:content-validation-name="val7" table:style-name="ce30">
            <text:p>1.00</text:p>
          </table:table-cell>
          <table:table-cell office:value-type="float" office:value="1" table:content-validation-name="val2" table:style-name="ce31">
            <text:p>1.00</text:p>
          </table:table-cell>
          <table:table-cell office:value-type="float" office:value="1" table:content-validation-name="val7" table:style-name="ce30">
            <text:p>1.00</text:p>
          </table:table-cell>
          <table:table-cell office:value-type="float" office:value="1" table:content-validation-name="val2" table:style-name="ce31">
            <text:p>1.00</text:p>
          </table:table-cell>
          <table:table-cell office:value-type="float" office:value="0.88888888888888895" table:content-validation-name="val7" table:style-name="ce30">
            <text:p>0.89</text:p>
          </table:table-cell>
          <table:table-cell office:value-type="float" office:value="15" table:content-validation-name="val2" table:style-name="ce31">
            <text:p>15.00</text:p>
          </table:table-cell>
          <table:table-cell office:value-type="float" office:value="14.664054054054054" table:content-validation-name="val7" table:style-name="ce30">
            <text:p>14.66</text:p>
          </table:table-cell>
          <table:table-cell office:value-type="float" office:value="3" table:content-validation-name="val2" table:style-name="ce31">
            <text:p>3.00</text:p>
          </table:table-cell>
          <table:table-cell office:value-type="float" office:value="3" table:content-validation-name="val7" table:style-name="ce30">
            <text:p>3.00</text:p>
          </table:table-cell>
          <table:table-cell table:content-validation-name="val2" table:style-name="ce31"/>
          <table:table-cell table:content-validation-name="val7" table:style-name="ce30"/>
          <table:table-cell office:value-type="float" office:value="21" table:formula="of:=SUM([.F4];[.H4];[.J4];[.L4];[.N4];[.P4])" table:content-validation-name="val3" table:style-name="ce10">
            <text:p>21</text:p>
          </table:table-cell>
          <table:table-cell office:value-type="float" office:value="20.552942942942941" table:formula="of:=SUM([.G4];[.I4];[.K4];[.M4];[.O4];[.Q4])" table:content-validation-name="val3" table:style-name="ce10">
            <text:p>21</text:p>
          </table:table-cell>
          <table:table-cell table:content-validation-name="val5" table:style-name="ce32"/>
          <table:table-cell table:content-validation-name="val7" table:style-name="ce30"/>
          <table:table-cell table:content-validation-name="val5" table:style-name="ce32"/>
          <table:table-cell table:content-validation-name="val7" table:style-name="ce30"/>
          <table:table-cell table:content-validation-name="val7" table:style-name="ce30"/>
          <table:table-cell table:content-validation-name="val6" table:style-name="ce3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content-validation-name="val8" table:style-name="ce13"/>
          <table:table-cell office:value-type="float" office:value="21" table:formula="of:=[.R4]+[.Z4]" table:content-validation-name="val3" table:style-name="ce14">
            <text:p>21</text:p>
          </table:table-cell>
          <table:table-cell office:value-type="float" office:value="20.552942942942941" table:formula="of:=[.S4]+[.AA4]" table:content-validation-name="val3" table:style-name="ce14">
            <text:p>21</text:p>
          </table:table-cell>
          <table:table-cell office:value-type="currency" office:value="113816.56" table:content-validation-name="val4" table:style-name="ce15">
            <text:p>£113,816.56</text:p>
          </table:table-cell>
          <table:table-cell office:value-type="currency" office:value="1195.04" table:content-validation-name="val4" table:style-name="ce15">
            <text:p>£1,195.04</text:p>
          </table:table-cell>
          <table:table-cell office:value-type="currency" office:value="1000" table:content-validation-name="val4" table:style-name="ce15">
            <text:p>£1,0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2400.43" table:content-validation-name="val4" table:style-name="ce15">
            <text:p>£32,400.43</text:p>
          </table:table-cell>
          <table:table-cell office:value-type="currency" office:value="13708.32" table:content-validation-name="val4" table:style-name="ce15">
            <text:p>£13,708.32</text:p>
          </table:table-cell>
          <table:table-cell office:value-type="currency" office:value="162120.35" table:formula="of:=SUM([.AE4:.AJ4])" table:style-name="ce16">
            <text:p>£162,120.35</text:p>
          </table:table-cell>
          <table:table-cell table:content-validation-name="val4" table:style-name="ce17"/>
          <table:table-cell table:content-validation-name="val4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162120.35" table:formula="of:=SUM([.AN4];[.AK4])" table:style-name="ce16">
            <text:p>£162,120.35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4" table:style-name="ce2">
            <text:p>Year</text:p>
          </table:table-cell>
          <table:table-cell office:value-type="string" table:content-validation-name="val14" table:style-name="ce2">
            <text:p>Month</text:p>
          </table:table-cell>
          <table:table-cell office:value-type="string" table:content-validation-name="val14" table:style-name="ce3">
            <text:p>Organisation name</text:p>
          </table:table-cell>
          <table:table-cell office:value-type="string" table:content-validation-name="val14" table:style-name="ce3">
            <text:p>Organisation type</text:p>
          </table:table-cell>
          <table:table-cell office:value-type="string" table:content-validation-name="val14" table:style-name="ce4">
            <office:annotation draw:style-name="a1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4" table:style-name="ce4">
            <text:p>Payroll staff;</text:p>
            <text:p>Total;</text:p>
            <text:p>Headcount</text:p>
          </table:table-cell>
          <table:table-cell office:value-type="string" table:content-validation-name="val14" table:style-name="ce4">
            <text:p>Payroll staff;</text:p>
            <text:p>Total;</text:p>
            <text:p>Full-time equivalent</text:p>
          </table:table-cell>
          <table:table-cell office:value-type="string" table:content-validation-name="val1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2" table:style-name="ce4">
            <text:p>Payroll staff costs;</text:p>
            <text:p>Salary</text:p>
          </table:table-cell>
          <table:table-cell office:value-type="string" table:content-validation-name="val12" table:style-name="ce4">
            <text:p>Payroll staff costs;</text:p>
            <text:p>Allowances</text:p>
          </table:table-cell>
          <table:table-cell office:value-type="string" table:content-validation-name="val12" table:style-name="ce4">
            <text:p>Payroll staff costs;</text:p>
            <text:p>Non-consolidated performance payments</text:p>
          </table:table-cell>
          <table:table-cell office:value-type="string" table:content-validation-name="val12" table:style-name="ce4">
            <text:p>Payroll staff costs;</text:p>
            <text:p>Overtime</text:p>
          </table:table-cell>
          <table:table-cell office:value-type="string" table:content-validation-name="val12" table:style-name="ce4">
            <text:p>Payroll staff costs;</text:p>
            <text:p>Employer pension contributions</text:p>
          </table:table-cell>
          <table:table-cell office:value-type="string" table:content-validation-name="val12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Attorney General's Office</text:p>
          </table:table-cell>
          <table:table-cell office:value-type="string" table:content-validation-name="val13" table:style-name="ce8">
            <text:p>Ministerial Department</text:p>
          </table:table-cell>
          <table:table-cell office:value-type="string" table:content-validation-name="val13" table:style-name="ce34">
            <text:p>Attorney General's Departments</text:p>
          </table:table-cell>
          <table:table-cell office:value-type="float" office:value="3" table:content-validation-name="val15" table:style-name="ce36">
            <text:p>3.00</text:p>
          </table:table-cell>
          <table:table-cell office:value-type="float" office:value="3" table:content-validation-name="val9" table:style-name="ce35">
            <text:p>3.00</text:p>
          </table:table-cell>
          <table:table-cell office:value-type="float" office:value="5" table:content-validation-name="val15" table:style-name="ce36">
            <text:p>5.00</text:p>
          </table:table-cell>
          <table:table-cell office:value-type="float" office:value="5" table:content-validation-name="val9" table:style-name="ce35">
            <text:p>5.00</text:p>
          </table:table-cell>
          <table:table-cell office:value-type="float" office:value="14" table:content-validation-name="val15" table:style-name="ce36">
            <text:p>14.00</text:p>
          </table:table-cell>
          <table:table-cell office:value-type="float" office:value="13.625" table:content-validation-name="val9" table:style-name="ce35">
            <text:p>13.63</text:p>
          </table:table-cell>
          <table:table-cell office:value-type="float" office:value="22" table:content-validation-name="val15" table:style-name="ce36">
            <text:p>22.00</text:p>
          </table:table-cell>
          <table:table-cell office:value-type="float" office:value="21.6" table:content-validation-name="val9" table:style-name="ce35">
            <text:p>21.60</text:p>
          </table:table-cell>
          <table:table-cell office:value-type="float" office:value="7" table:content-validation-name="val15" table:style-name="ce36">
            <text:p>7.00</text:p>
          </table:table-cell>
          <table:table-cell office:value-type="float" office:value="7" table:content-validation-name="val9" table:style-name="ce35">
            <text:p>7.00</text:p>
          </table:table-cell>
          <table:table-cell office:value-type="float" office:value="0" table:content-validation-name="val15" table:style-name="ce36">
            <text:p>0.0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51" table:formula="of:=SUM([.F2];[.H2];[.J2];[.L2];[.N2];[.P2])" table:content-validation-name="val14" table:style-name="ce19">
            <text:p>51</text:p>
          </table:table-cell>
          <table:table-cell office:value-type="float" office:value="50.225000000000001" table:formula="of:=SUM([.G2];[.I2];[.K2];[.M2];[.O2];[.Q2])" table:content-validation-name="val14" table:style-name="ce19">
            <text:p>50</text:p>
          </table:table-cell>
          <table:table-cell office:value-type="float" office:value="0" table:content-validation-name="val11" table:style-name="ce37">
            <text:p>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11" table:style-name="ce37">
            <text:p>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10" table:style-name="ce38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1" table:formula="of:=[.R2]+[.Z2]" table:content-validation-name="val14" table:style-name="ce22">
            <text:p>51</text:p>
          </table:table-cell>
          <table:table-cell office:value-type="float" office:value="50.225000000000001" table:formula="of:=[.S2]+[.AA2]" table:content-validation-name="val14" table:style-name="ce22">
            <text:p>50</text:p>
          </table:table-cell>
          <table:table-cell office:value-type="currency" office:value="235980.66" table:content-validation-name="val12" table:style-name="ce15">
            <text:p>£235,980.66</text:p>
          </table:table-cell>
          <table:table-cell office:value-type="currency" office:value="20662.87" table:content-validation-name="val12" table:style-name="ce15">
            <text:p>£20,662.87</text:p>
          </table:table-cell>
          <table:table-cell office:value-type="currency" office:value="800" table:content-validation-name="val12" table:style-name="ce15">
            <text:p>£800.00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68048.12" table:content-validation-name="val12" table:style-name="ce15">
            <text:p>£68,048.12</text:p>
          </table:table-cell>
          <table:table-cell office:value-type="currency" office:value="29901.93" table:content-validation-name="val12" table:style-name="ce15">
            <text:p>£29,901.93</text:p>
          </table:table-cell>
          <table:table-cell office:value-type="currency" office:value="355393.58" table:formula="of:=SUM([.AE2:.AJ2])" table:style-name="ce23">
            <text:p>£355,393.58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55393.58" table:formula="of:=SUM([.AN2];[.AK2])" table:style-name="ce23">
            <text:p>£355,393.5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Government Legal Department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34">
            <text:p>Attorney General's Departments</text:p>
          </table:table-cell>
          <table:table-cell office:value-type="float" office:value="42" table:content-validation-name="val15" table:style-name="ce36">
            <text:p>42.00</text:p>
          </table:table-cell>
          <table:table-cell office:value-type="float" office:value="39.706156156156162" table:content-validation-name="val9" table:style-name="ce35">
            <text:p>39.71</text:p>
          </table:table-cell>
          <table:table-cell office:value-type="float" office:value="403" table:content-validation-name="val15" table:style-name="ce36">
            <text:p>403.00</text:p>
          </table:table-cell>
          <table:table-cell office:value-type="float" office:value="391.55097597597597" table:content-validation-name="val9" table:style-name="ce35">
            <text:p>391.55</text:p>
          </table:table-cell>
          <table:table-cell office:value-type="float" office:value="335" table:content-validation-name="val15" table:style-name="ce36">
            <text:p>335.00</text:p>
          </table:table-cell>
          <table:table-cell office:value-type="float" office:value="326.10518018018018" table:content-validation-name="val9" table:style-name="ce35">
            <text:p>326.11</text:p>
          </table:table-cell>
          <table:table-cell office:value-type="float" office:value="2017" table:content-validation-name="val15" table:style-name="ce36">
            <text:p>2017.00</text:p>
          </table:table-cell>
          <table:table-cell office:value-type="float" office:value="1858.2535220935226" table:content-validation-name="val9" table:style-name="ce35">
            <text:p>1858.25</text:p>
          </table:table-cell>
          <table:table-cell office:value-type="float" office:value="223" table:content-validation-name="val15" table:style-name="ce36">
            <text:p>223.00</text:p>
          </table:table-cell>
          <table:table-cell office:value-type="float" office:value="209.51966966966967" table:content-validation-name="val9" table:style-name="ce35">
            <text:p>209.52</text:p>
          </table:table-cell>
          <table:table-cell office:value-type="float" office:value="0" table:content-validation-name="val15" table:style-name="ce36">
            <text:p>0.0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3020" table:formula="of:=SUM([.F3];[.H3];[.J3];[.L3];[.N3];[.P3])" table:content-validation-name="val14" table:style-name="ce19">
            <text:p>3,020</text:p>
          </table:table-cell>
          <table:table-cell office:value-type="float" office:value="2825.1355040755047" table:formula="of:=SUM([.G3];[.I3];[.K3];[.M3];[.O3];[.Q3])" table:content-validation-name="val14" table:style-name="ce19">
            <text:p>2,825</text:p>
          </table:table-cell>
          <table:table-cell office:value-type="float" office:value="116" table:content-validation-name="val11" table:style-name="ce37">
            <text:p>116</text:p>
          </table:table-cell>
          <table:table-cell office:value-type="float" office:value="114.43783783783785" table:content-validation-name="val9" table:style-name="ce35">
            <text:p>114.44</text:p>
          </table:table-cell>
          <table:table-cell office:value-type="float" office:value="260" table:content-validation-name="val11" table:style-name="ce37">
            <text:p>260</text:p>
          </table:table-cell>
          <table:table-cell office:value-type="float" office:value="258.37297297297295" table:content-validation-name="val9" table:style-name="ce35">
            <text:p>258.37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10" table:style-name="ce38">
            <text:p>0.00</text:p>
          </table:table-cell>
          <table:table-cell office:value-type="float" office:value="376" table:formula="of:=SUM([.T3];[.V3];[.X3])" table:style-name="ce20">
            <text:p>376</text:p>
          </table:table-cell>
          <table:table-cell office:value-type="float" office:value="372.81081081081078" table:formula="of:=SUM([.U3];[.W3];[.Y3])" table:style-name="ce20">
            <text:p>373</text:p>
          </table:table-cell>
          <table:table-cell office:value-type="float" office:value="0" table:style-name="ce21">
            <text:p>0</text:p>
          </table:table-cell>
          <table:table-cell office:value-type="float" office:value="3396" table:formula="of:=[.R3]+[.Z3]" table:content-validation-name="val14" table:style-name="ce22">
            <text:p>3,396</text:p>
          </table:table-cell>
          <table:table-cell office:value-type="float" office:value="3197.9463148863156" table:formula="of:=[.S3]+[.AA3]" table:content-validation-name="val14" table:style-name="ce22">
            <text:p>3,198</text:p>
          </table:table-cell>
          <table:table-cell office:value-type="currency" office:value="14791143.960000001" table:content-validation-name="val12" table:style-name="ce15">
            <text:p>£14,791,143.96</text:p>
          </table:table-cell>
          <table:table-cell office:value-type="currency" office:value="44640.65" table:content-validation-name="val12" table:style-name="ce15">
            <text:p>£44,640.65</text:p>
          </table:table-cell>
          <table:table-cell office:value-type="currency" office:value="5000" table:content-validation-name="val12" table:style-name="ce15">
            <text:p>£5,000.00</text:p>
          </table:table-cell>
          <table:table-cell office:value-type="currency" office:value="35637.300000000003" table:content-validation-name="val12" table:style-name="ce15">
            <text:p>£35,637.30</text:p>
          </table:table-cell>
          <table:table-cell office:value-type="currency" office:value="4241947.67" table:content-validation-name="val12" table:style-name="ce15">
            <text:p>£4,241,947.67</text:p>
          </table:table-cell>
          <table:table-cell office:value-type="currency" office:value="1746307.52" table:content-validation-name="val12" table:style-name="ce15">
            <text:p>£1,746,307.52</text:p>
          </table:table-cell>
          <table:table-cell office:value-type="currency" office:value="20864677.100000001" table:formula="of:=SUM([.AE3:.AJ3])" table:style-name="ce23">
            <text:p>£20,864,677.10</text:p>
          </table:table-cell>
          <table:table-cell office:value-type="currency" office:value="1982158.42" table:content-validation-name="val12" table:style-name="ce17">
            <text:p>£1,982,158.42</text:p>
          </table:table-cell>
          <table:table-cell office:value-type="currency" office:value="5200" table:content-validation-name="val12" table:style-name="ce17">
            <text:p>£5,200.00</text:p>
          </table:table-cell>
          <table:table-cell office:value-type="currency" office:value="1987358.42" table:formula="of:=SUM([.AL3:.AM3])" table:style-name="ce24">
            <text:p>£1,987,358.42</text:p>
          </table:table-cell>
          <table:table-cell office:value-type="currency" office:value="22852035.520000003" table:formula="of:=SUM([.AN3];[.AK3])" table:style-name="ce23">
            <text:p>£22,852,035.52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Crown Prosecution Service Inspectorate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34">
            <text:p>Attorney General's Departments</text:p>
          </table:table-cell>
          <table:table-cell office:value-type="float" office:value="1" table:content-validation-name="val15" table:style-name="ce36">
            <text:p>1.00</text:p>
          </table:table-cell>
          <table:table-cell office:value-type="float" office:value="1" table:content-validation-name="val9" table:style-name="ce35">
            <text:p>1.00</text:p>
          </table:table-cell>
          <table:table-cell office:value-type="float" office:value="1" table:content-validation-name="val15" table:style-name="ce36">
            <text:p>1.00</text:p>
          </table:table-cell>
          <table:table-cell office:value-type="float" office:value="1" table:content-validation-name="val9" table:style-name="ce35">
            <text:p>1.00</text:p>
          </table:table-cell>
          <table:table-cell office:value-type="float" office:value="1" table:content-validation-name="val15" table:style-name="ce36">
            <text:p>1.00</text:p>
          </table:table-cell>
          <table:table-cell office:value-type="float" office:value="0.88888888888888895" table:content-validation-name="val9" table:style-name="ce35">
            <text:p>0.89</text:p>
          </table:table-cell>
          <table:table-cell office:value-type="float" office:value="14" table:content-validation-name="val15" table:style-name="ce36">
            <text:p>14.00</text:p>
          </table:table-cell>
          <table:table-cell office:value-type="float" office:value="13.664054054054054" table:content-validation-name="val9" table:style-name="ce35">
            <text:p>13.66</text:p>
          </table:table-cell>
          <table:table-cell office:value-type="float" office:value="3" table:content-validation-name="val15" table:style-name="ce36">
            <text:p>3.00</text:p>
          </table:table-cell>
          <table:table-cell office:value-type="float" office:value="3" table:content-validation-name="val9" table:style-name="ce35">
            <text:p>3.00</text:p>
          </table:table-cell>
          <table:table-cell office:value-type="float" office:value="0" table:content-validation-name="val15" table:style-name="ce36">
            <text:p>0.0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20" table:formula="of:=SUM([.F4];[.H4];[.J4];[.L4];[.N4];[.P4])" table:content-validation-name="val14" table:style-name="ce19">
            <text:p>20</text:p>
          </table:table-cell>
          <table:table-cell office:value-type="float" office:value="19.552942942942941" table:formula="of:=SUM([.G4];[.I4];[.K4];[.M4];[.O4];[.Q4])" table:content-validation-name="val14" table:style-name="ce19">
            <text:p>20</text:p>
          </table:table-cell>
          <table:table-cell office:value-type="float" office:value="0" table:content-validation-name="val11" table:style-name="ce37">
            <text:p>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11" table:style-name="ce37">
            <text:p>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9" table:style-name="ce35">
            <text:p>0.00</text:p>
          </table:table-cell>
          <table:table-cell office:value-type="float" office:value="0" table:content-validation-name="val10" table:style-name="ce38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14" table:style-name="ce22">
            <text:p>20</text:p>
          </table:table-cell>
          <table:table-cell office:value-type="float" office:value="19.552942942942941" table:formula="of:=[.S4]+[.AA4]" table:content-validation-name="val14" table:style-name="ce22">
            <text:p>20</text:p>
          </table:table-cell>
          <table:table-cell office:value-type="currency" office:value="110656.72" table:content-validation-name="val12" table:style-name="ce15">
            <text:p>£110,656.72</text:p>
          </table:table-cell>
          <table:table-cell office:value-type="currency" office:value="983.35" table:content-validation-name="val12" table:style-name="ce15">
            <text:p>£983.35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31301.94" table:content-validation-name="val12" table:style-name="ce15">
            <text:p>£31,301.94</text:p>
          </table:table-cell>
          <table:table-cell office:value-type="currency" office:value="13209.66" table:content-validation-name="val12" table:style-name="ce15">
            <text:p>£13,209.66</text:p>
          </table:table-cell>
          <table:table-cell office:value-type="currency" office:value="156151.67000000001" table:formula="of:=SUM([.AE4:.AJ4])" table:style-name="ce23">
            <text:p>£156,151.67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56151.67000000001" table:formula="of:=SUM([.AN4];[.AK4])" table:style-name="ce23">
            <text:p>£156,151.67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9">
            <text:p>Attorney General's Departments</text:p>
          </table:table-cell>
          <table:table-cell office:value-type="float" office:value="3" table:content-validation-name="val20" table:style-name="ce41">
            <text:p>3.00</text:p>
          </table:table-cell>
          <table:table-cell office:value-type="float" office:value="3" table:content-validation-name="val19" table:style-name="ce40">
            <text:p>3.00</text:p>
          </table:table-cell>
          <table:table-cell office:value-type="float" office:value="4" table:content-validation-name="val20" table:style-name="ce41">
            <text:p>4.00</text:p>
          </table:table-cell>
          <table:table-cell office:value-type="float" office:value="4" table:content-validation-name="val19" table:style-name="ce40">
            <text:p>4.00</text:p>
          </table:table-cell>
          <table:table-cell office:value-type="float" office:value="15" table:content-validation-name="val20" table:style-name="ce41">
            <text:p>15.00</text:p>
          </table:table-cell>
          <table:table-cell office:value-type="float" office:value="14.625" table:content-validation-name="val19" table:style-name="ce40">
            <text:p>14.63</text:p>
          </table:table-cell>
          <table:table-cell office:value-type="float" office:value="21" table:content-validation-name="val20" table:style-name="ce41">
            <text:p>21.00</text:p>
          </table:table-cell>
          <table:table-cell office:value-type="float" office:value="20.6" table:content-validation-name="val19" table:style-name="ce40">
            <text:p>20.60</text:p>
          </table:table-cell>
          <table:table-cell office:value-type="float" office:value="7" table:content-validation-name="val20" table:style-name="ce41">
            <text:p>7.00</text:p>
          </table:table-cell>
          <table:table-cell office:value-type="float" office:value="7" table:content-validation-name="val19" table:style-name="ce40">
            <text:p>7.00</text:p>
          </table:table-cell>
          <table:table-cell office:value-type="float" office:value="0" table:content-validation-name="val20" table:style-name="ce41">
            <text:p>0.0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50" table:formula="of:=SUM([.F2];[.H2];[.J2];[.L2];[.N2];[.P2])" table:content-validation-name="val21" table:style-name="ce19">
            <text:p>50</text:p>
          </table:table-cell>
          <table:table-cell office:value-type="float" office:value="49.225000000000001" table:formula="of:=SUM([.G2];[.I2];[.K2];[.M2];[.O2];[.Q2])" table:content-validation-name="val21" table:style-name="ce19">
            <text:p>49</text:p>
          </table:table-cell>
          <table:table-cell office:value-type="float" office:value="0" table:content-validation-name="val17" table:style-name="ce42">
            <text:p>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7" table:style-name="ce42">
            <text:p>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8" table:style-name="ce4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0" table:formula="of:=[.R2]+[.Z2]" table:content-validation-name="val21" table:style-name="ce22">
            <text:p>50</text:p>
          </table:table-cell>
          <table:table-cell office:value-type="float" office:value="49.225000000000001" table:formula="of:=[.S2]+[.AA2]" table:content-validation-name="val21" table:style-name="ce22">
            <text:p>49</text:p>
          </table:table-cell>
          <table:table-cell office:value-type="currency" office:value="239237.86" table:content-validation-name="val16" table:style-name="ce15">
            <text:p>£239,237.86</text:p>
          </table:table-cell>
          <table:table-cell office:value-type="currency" office:value="11332.75" table:content-validation-name="val16" table:style-name="ce15">
            <text:p>£11,332.75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68389.960000000006" table:content-validation-name="val16" table:style-name="ce15">
            <text:p>£68,389.96</text:p>
          </table:table-cell>
          <table:table-cell office:value-type="currency" office:value="29243.98" table:content-validation-name="val16" table:style-name="ce15">
            <text:p>£29,243.98</text:p>
          </table:table-cell>
          <table:table-cell office:value-type="currency" office:value="348204.55" table:formula="of:=SUM([.AE2:.AJ2])" table:style-name="ce23">
            <text:p>£348,204.55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48204.55" table:formula="of:=SUM([.AN2];[.AK2])" table:style-name="ce23">
            <text:p>£348,204.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9">
            <text:p>Attorney General's Departments</text:p>
          </table:table-cell>
          <table:table-cell office:value-type="float" office:value="39" table:content-validation-name="val20" table:style-name="ce41">
            <text:p>39.00</text:p>
          </table:table-cell>
          <table:table-cell office:value-type="float" office:value="36.895345345345355" table:content-validation-name="val19" table:style-name="ce40">
            <text:p>36.90</text:p>
          </table:table-cell>
          <table:table-cell office:value-type="float" office:value="403" table:content-validation-name="val20" table:style-name="ce41">
            <text:p>403.00</text:p>
          </table:table-cell>
          <table:table-cell office:value-type="float" office:value="391.26719219219217" table:content-validation-name="val19" table:style-name="ce40">
            <text:p>391.27</text:p>
          </table:table-cell>
          <table:table-cell office:value-type="float" office:value="346" table:content-validation-name="val20" table:style-name="ce41">
            <text:p>346.00</text:p>
          </table:table-cell>
          <table:table-cell office:value-type="float" office:value="337.19166666666672" table:content-validation-name="val19" table:style-name="ce40">
            <text:p>337.19</text:p>
          </table:table-cell>
          <table:table-cell office:value-type="float" office:value="2022.0000000000002" table:content-validation-name="val20" table:style-name="ce41">
            <text:p>2022.00</text:p>
          </table:table-cell>
          <table:table-cell office:value-type="float" office:value="1863.4098734448685" table:content-validation-name="val19" table:style-name="ce40">
            <text:p>1863.41</text:p>
          </table:table-cell>
          <table:table-cell office:value-type="float" office:value="222" table:content-validation-name="val20" table:style-name="ce41">
            <text:p>222.00</text:p>
          </table:table-cell>
          <table:table-cell office:value-type="float" office:value="208.62237237237235" table:content-validation-name="val19" table:style-name="ce40">
            <text:p>208.62</text:p>
          </table:table-cell>
          <table:table-cell office:value-type="float" office:value="0" table:content-validation-name="val20" table:style-name="ce41">
            <text:p>0.0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3032" table:formula="of:=SUM([.F3];[.H3];[.J3];[.L3];[.N3];[.P3])" table:content-validation-name="val21" table:style-name="ce19">
            <text:p>3,032</text:p>
          </table:table-cell>
          <table:table-cell office:value-type="float" office:value="2837.3864500214449" table:formula="of:=SUM([.G3];[.I3];[.K3];[.M3];[.O3];[.Q3])" table:content-validation-name="val21" table:style-name="ce19">
            <text:p>2,837</text:p>
          </table:table-cell>
          <table:table-cell office:value-type="float" office:value="120" table:content-validation-name="val17" table:style-name="ce42">
            <text:p>120</text:p>
          </table:table-cell>
          <table:table-cell office:value-type="float" office:value="118.43783783783785" table:content-validation-name="val19" table:style-name="ce40">
            <text:p>118.44</text:p>
          </table:table-cell>
          <table:table-cell office:value-type="float" office:value="257" table:content-validation-name="val17" table:style-name="ce42">
            <text:p>257</text:p>
          </table:table-cell>
          <table:table-cell office:value-type="float" office:value="255.372972972973" table:content-validation-name="val19" table:style-name="ce40">
            <text:p>255.37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8" table:style-name="ce43">
            <text:p>0.00</text:p>
          </table:table-cell>
          <table:table-cell office:value-type="float" office:value="377" table:formula="of:=SUM([.T3];[.V3];[.X3])" table:style-name="ce20">
            <text:p>377</text:p>
          </table:table-cell>
          <table:table-cell office:value-type="float" office:value="373.81081081081084" table:formula="of:=SUM([.U3];[.W3];[.Y3])" table:style-name="ce20">
            <text:p>374</text:p>
          </table:table-cell>
          <table:table-cell office:value-type="float" office:value="0" table:style-name="ce21">
            <text:p>0</text:p>
          </table:table-cell>
          <table:table-cell office:value-type="float" office:value="3409" table:formula="of:=[.R3]+[.Z3]" table:content-validation-name="val21" table:style-name="ce22">
            <text:p>3,409</text:p>
          </table:table-cell>
          <table:table-cell office:value-type="float" office:value="3211.1972608322558" table:formula="of:=[.S3]+[.AA3]" table:content-validation-name="val21" table:style-name="ce22">
            <text:p>3,211</text:p>
          </table:table-cell>
          <table:table-cell office:value-type="currency" office:value="14283071.16" table:content-validation-name="val16" table:style-name="ce15">
            <text:p>£14,283,071.16</text:p>
          </table:table-cell>
          <table:table-cell office:value-type="currency" office:value="42320.04" table:content-validation-name="val16" table:style-name="ce15">
            <text:p>£42,320.04</text:p>
          </table:table-cell>
          <table:table-cell office:value-type="currency" office:value="9500" table:content-validation-name="val16" table:style-name="ce15">
            <text:p>£9,500.00</text:p>
          </table:table-cell>
          <table:table-cell office:value-type="currency" office:value="37299.68" table:content-validation-name="val16" table:style-name="ce15">
            <text:p>£37,299.68</text:p>
          </table:table-cell>
          <table:table-cell office:value-type="currency" office:value="4076634.61" table:content-validation-name="val16" table:style-name="ce15">
            <text:p>£4,076,634.61</text:p>
          </table:table-cell>
          <table:table-cell office:value-type="currency" office:value="1663258.54" table:content-validation-name="val16" table:style-name="ce15">
            <text:p>£1,663,258.54</text:p>
          </table:table-cell>
          <table:table-cell office:value-type="currency" office:value="20112084.029999997" table:formula="of:=SUM([.AE3:.AJ3])" table:style-name="ce23">
            <text:p>£20,112,084.03</text:p>
          </table:table-cell>
          <table:table-cell office:value-type="currency" office:value="2154907.16" table:content-validation-name="val16" table:style-name="ce17">
            <text:p>£2,154,907.16</text:p>
          </table:table-cell>
          <table:table-cell office:value-type="currency" office:value="1275" table:content-validation-name="val16" table:style-name="ce17">
            <text:p>£1,275.00</text:p>
          </table:table-cell>
          <table:table-cell office:value-type="currency" office:value="2156182.16" table:formula="of:=SUM([.AL3:.AM3])" table:style-name="ce24">
            <text:p>£2,156,182.16</text:p>
          </table:table-cell>
          <table:table-cell office:value-type="currency" office:value="22268266.189999998" table:formula="of:=SUM([.AN3];[.AK3])" table:style-name="ce23">
            <text:p>£22,268,266.19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9">
            <text:p>Attorney General's Departments</text:p>
          </table:table-cell>
          <table:table-cell office:value-type="float" office:value="1" table:content-validation-name="val20" table:style-name="ce41">
            <text:p>1.00</text:p>
          </table:table-cell>
          <table:table-cell office:value-type="float" office:value="1" table:content-validation-name="val19" table:style-name="ce40">
            <text:p>1.00</text:p>
          </table:table-cell>
          <table:table-cell office:value-type="float" office:value="1" table:content-validation-name="val20" table:style-name="ce41">
            <text:p>1.00</text:p>
          </table:table-cell>
          <table:table-cell office:value-type="float" office:value="1" table:content-validation-name="val19" table:style-name="ce40">
            <text:p>1.00</text:p>
          </table:table-cell>
          <table:table-cell office:value-type="float" office:value="1" table:content-validation-name="val20" table:style-name="ce41">
            <text:p>1.00</text:p>
          </table:table-cell>
          <table:table-cell office:value-type="float" office:value="0.88888888888888895" table:content-validation-name="val19" table:style-name="ce40">
            <text:p>0.89</text:p>
          </table:table-cell>
          <table:table-cell office:value-type="float" office:value="14" table:content-validation-name="val20" table:style-name="ce41">
            <text:p>14.00</text:p>
          </table:table-cell>
          <table:table-cell office:value-type="float" office:value="13.664054054054054" table:content-validation-name="val19" table:style-name="ce40">
            <text:p>13.66</text:p>
          </table:table-cell>
          <table:table-cell office:value-type="float" office:value="3" table:content-validation-name="val20" table:style-name="ce41">
            <text:p>3.00</text:p>
          </table:table-cell>
          <table:table-cell office:value-type="float" office:value="3" table:content-validation-name="val19" table:style-name="ce40">
            <text:p>3.00</text:p>
          </table:table-cell>
          <table:table-cell office:value-type="float" office:value="0" table:content-validation-name="val20" table:style-name="ce41">
            <text:p>0.0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20" table:formula="of:=SUM([.F4];[.H4];[.J4];[.L4];[.N4];[.P4])" table:content-validation-name="val21" table:style-name="ce19">
            <text:p>20</text:p>
          </table:table-cell>
          <table:table-cell office:value-type="float" office:value="19.552942942942941" table:formula="of:=SUM([.G4];[.I4];[.K4];[.M4];[.O4];[.Q4])" table:content-validation-name="val21" table:style-name="ce19">
            <text:p>20</text:p>
          </table:table-cell>
          <table:table-cell office:value-type="float" office:value="0" table:content-validation-name="val17" table:style-name="ce42">
            <text:p>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7" table:style-name="ce42">
            <text:p>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9" table:style-name="ce40">
            <text:p>0.00</text:p>
          </table:table-cell>
          <table:table-cell office:value-type="float" office:value="0" table:content-validation-name="val18" table:style-name="ce4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21" table:style-name="ce22">
            <text:p>20</text:p>
          </table:table-cell>
          <table:table-cell office:value-type="float" office:value="19.552942942942941" table:formula="of:=[.S4]+[.AA4]" table:content-validation-name="val21" table:style-name="ce22">
            <text:p>20</text:p>
          </table:table-cell>
          <table:table-cell office:value-type="currency" office:value="107167.27" table:content-validation-name="val16" table:style-name="ce15">
            <text:p>£107,167.27</text:p>
          </table:table-cell>
          <table:table-cell office:value-type="currency" office:value="932.54" table:content-validation-name="val16" table:style-name="ce15">
            <text:p>£932.5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30670.61" table:content-validation-name="val16" table:style-name="ce15">
            <text:p>£30,670.61</text:p>
          </table:table-cell>
          <table:table-cell office:value-type="currency" office:value="12825.7" table:content-validation-name="val16" table:style-name="ce15">
            <text:p>£12,825.70</text:p>
          </table:table-cell>
          <table:table-cell office:value-type="currency" office:value="151596.12" table:formula="of:=SUM([.AE4:.AJ4])" table:style-name="ce23">
            <text:p>£151,596.1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51596.12" table:formula="of:=SUM([.AN4];[.AK4])" table:style-name="ce23">
            <text:p>£151,596.12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44">
            <text:p>Attorney General's Departments</text:p>
          </table:table-cell>
          <table:table-cell office:value-type="float" office:value="3" table:content-validation-name="val25" table:style-name="ce46">
            <text:p>3.00</text:p>
          </table:table-cell>
          <table:table-cell office:value-type="float" office:value="3" table:content-validation-name="val26" table:style-name="ce45">
            <text:p>3.00</text:p>
          </table:table-cell>
          <table:table-cell office:value-type="float" office:value="4" table:content-validation-name="val25" table:style-name="ce46">
            <text:p>4.00</text:p>
          </table:table-cell>
          <table:table-cell office:value-type="float" office:value="4" table:content-validation-name="val26" table:style-name="ce45">
            <text:p>4.00</text:p>
          </table:table-cell>
          <table:table-cell office:value-type="float" office:value="15" table:content-validation-name="val25" table:style-name="ce46">
            <text:p>15.00</text:p>
          </table:table-cell>
          <table:table-cell office:value-type="float" office:value="14.625" table:content-validation-name="val26" table:style-name="ce45">
            <text:p>14.63</text:p>
          </table:table-cell>
          <table:table-cell office:value-type="float" office:value="21" table:content-validation-name="val25" table:style-name="ce46">
            <text:p>21.00</text:p>
          </table:table-cell>
          <table:table-cell office:value-type="float" office:value="20.6" table:content-validation-name="val26" table:style-name="ce45">
            <text:p>20.60</text:p>
          </table:table-cell>
          <table:table-cell office:value-type="float" office:value="7" table:content-validation-name="val25" table:style-name="ce46">
            <text:p>7.00</text:p>
          </table:table-cell>
          <table:table-cell office:value-type="float" office:value="7" table:content-validation-name="val26" table:style-name="ce45">
            <text:p>7.00</text:p>
          </table:table-cell>
          <table:table-cell office:value-type="float" office:value="0" table:content-validation-name="val25" table:style-name="ce46">
            <text:p>0.0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50" table:formula="of:=SUM([.F2];[.H2];[.J2];[.L2];[.N2];[.P2])" table:content-validation-name="val24" table:style-name="ce19">
            <text:p>50</text:p>
          </table:table-cell>
          <table:table-cell office:value-type="float" office:value="49.225000000000001" table:formula="of:=SUM([.G2];[.I2];[.K2];[.M2];[.O2];[.Q2])" table:content-validation-name="val24" table:style-name="ce19">
            <text:p>49</text:p>
          </table:table-cell>
          <table:table-cell office:value-type="float" office:value="0" table:content-validation-name="val28" table:style-name="ce47">
            <text:p>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8" table:style-name="ce47">
            <text:p>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7" table:style-name="ce48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0" table:formula="of:=[.R2]+[.Z2]" table:content-validation-name="val24" table:style-name="ce22">
            <text:p>50</text:p>
          </table:table-cell>
          <table:table-cell office:value-type="float" office:value="49.225000000000001" table:formula="of:=[.S2]+[.AA2]" table:content-validation-name="val24" table:style-name="ce22">
            <text:p>49</text:p>
          </table:table-cell>
          <table:table-cell office:value-type="currency" office:value="227792.36" table:content-validation-name="val29" table:style-name="ce15">
            <text:p>£227,792.36</text:p>
          </table:table-cell>
          <table:table-cell office:value-type="currency" office:value="10872.75" table:content-validation-name="val29" table:style-name="ce15">
            <text:p>£10,872.75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65490.51" table:content-validation-name="val29" table:style-name="ce15">
            <text:p>£65,490.51</text:p>
          </table:table-cell>
          <table:table-cell office:value-type="currency" office:value="27710.400000000001" table:content-validation-name="val29" table:style-name="ce15">
            <text:p>£27,710.40</text:p>
          </table:table-cell>
          <table:table-cell office:value-type="currency" office:value="331866.02" table:formula="of:=SUM([.AE2:.AJ2])" table:style-name="ce23">
            <text:p>£331,866.02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31866.02" table:formula="of:=SUM([.AN2];[.AK2])" table:style-name="ce23">
            <text:p>£331,866.02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4">
            <text:p>Attorney General's Departments</text:p>
          </table:table-cell>
          <table:table-cell office:value-type="float" office:value="38" table:content-validation-name="val25" table:style-name="ce46">
            <text:p>38.00</text:p>
          </table:table-cell>
          <table:table-cell office:value-type="float" office:value="35.895345345345355" table:content-validation-name="val26" table:style-name="ce45">
            <text:p>35.90</text:p>
          </table:table-cell>
          <table:table-cell office:value-type="float" office:value="396" table:content-validation-name="val25" table:style-name="ce46">
            <text:p>396.00</text:p>
          </table:table-cell>
          <table:table-cell office:value-type="float" office:value="383.86719219219219" table:content-validation-name="val26" table:style-name="ce45">
            <text:p>383.87</text:p>
          </table:table-cell>
          <table:table-cell office:value-type="float" office:value="352" table:content-validation-name="val25" table:style-name="ce46">
            <text:p>352.00</text:p>
          </table:table-cell>
          <table:table-cell office:value-type="float" office:value="343.48085585585579" table:content-validation-name="val26" table:style-name="ce45">
            <text:p>343.48</text:p>
          </table:table-cell>
          <table:table-cell office:value-type="float" office:value="2026" table:content-validation-name="val25" table:style-name="ce46">
            <text:p>2026.00</text:p>
          </table:table-cell>
          <table:table-cell office:value-type="float" office:value="1868.86424924925" table:content-validation-name="val26" table:style-name="ce45">
            <text:p>1868.86</text:p>
          </table:table-cell>
          <table:table-cell office:value-type="float" office:value="227" table:content-validation-name="val25" table:style-name="ce46">
            <text:p>227.00</text:p>
          </table:table-cell>
          <table:table-cell office:value-type="float" office:value="212.81696696696693" table:content-validation-name="val26" table:style-name="ce45">
            <text:p>212.82</text:p>
          </table:table-cell>
          <table:table-cell office:value-type="float" office:value="0" table:content-validation-name="val25" table:style-name="ce46">
            <text:p>0.0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3039" table:formula="of:=SUM([.F3];[.H3];[.J3];[.L3];[.N3];[.P3])" table:content-validation-name="val24" table:style-name="ce19">
            <text:p>3,039</text:p>
          </table:table-cell>
          <table:table-cell office:value-type="float" office:value="2844.9246096096103" table:formula="of:=SUM([.G3];[.I3];[.K3];[.M3];[.O3];[.Q3])" table:content-validation-name="val24" table:style-name="ce19">
            <text:p>2,845</text:p>
          </table:table-cell>
          <table:table-cell office:value-type="float" office:value="126" table:content-validation-name="val28" table:style-name="ce47">
            <text:p>126</text:p>
          </table:table-cell>
          <table:table-cell office:value-type="float" office:value="124.83783783783785" table:content-validation-name="val26" table:style-name="ce45">
            <text:p>124.84</text:p>
          </table:table-cell>
          <table:table-cell office:value-type="float" office:value="253" table:content-validation-name="val28" table:style-name="ce47">
            <text:p>253</text:p>
          </table:table-cell>
          <table:table-cell office:value-type="float" office:value="251.37297297297297" table:content-validation-name="val26" table:style-name="ce45">
            <text:p>251.37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7" table:style-name="ce48">
            <text:p>0.00</text:p>
          </table:table-cell>
          <table:table-cell office:value-type="float" office:value="379" table:formula="of:=SUM([.T3];[.V3];[.X3])" table:style-name="ce20">
            <text:p>379</text:p>
          </table:table-cell>
          <table:table-cell office:value-type="float" office:value="376.21081081081081" table:formula="of:=SUM([.U3];[.W3];[.Y3])" table:style-name="ce20">
            <text:p>376</text:p>
          </table:table-cell>
          <table:table-cell office:value-type="float" office:value="0" table:style-name="ce21">
            <text:p>0</text:p>
          </table:table-cell>
          <table:table-cell office:value-type="float" office:value="3418" table:formula="of:=[.R3]+[.Z3]" table:content-validation-name="val24" table:style-name="ce22">
            <text:p>3,418</text:p>
          </table:table-cell>
          <table:table-cell office:value-type="float" office:value="3221.1354204204213" table:formula="of:=[.S3]+[.AA3]" table:content-validation-name="val24" table:style-name="ce22">
            <text:p>3,221</text:p>
          </table:table-cell>
          <table:table-cell office:value-type="currency" office:value="14337236.619999999" table:content-validation-name="val29" table:style-name="ce15">
            <text:p>£14,337,236.62</text:p>
          </table:table-cell>
          <table:table-cell office:value-type="currency" office:value="137174.60999999999" table:content-validation-name="val29" table:style-name="ce15">
            <text:p>£137,174.61</text:p>
          </table:table-cell>
          <table:table-cell office:value-type="currency" office:value="23000" table:content-validation-name="val29" table:style-name="ce15">
            <text:p>£23,000.00</text:p>
          </table:table-cell>
          <table:table-cell office:value-type="currency" office:value="51617.66" table:content-validation-name="val29" table:style-name="ce15">
            <text:p>£51,617.66</text:p>
          </table:table-cell>
          <table:table-cell office:value-type="currency" office:value="4103289.28" table:content-validation-name="val29" table:style-name="ce15">
            <text:p>£4,103,289.28</text:p>
          </table:table-cell>
          <table:table-cell office:value-type="currency" office:value="1685711.69" table:content-validation-name="val29" table:style-name="ce15">
            <text:p>£1,685,711.69</text:p>
          </table:table-cell>
          <table:table-cell office:value-type="currency" office:value="20338029.859999999" table:formula="of:=SUM([.AE3:.AJ3])" table:style-name="ce23">
            <text:p>£20,338,029.86</text:p>
          </table:table-cell>
          <table:table-cell office:value-type="currency" office:value="2291922.19" table:content-validation-name="val29" table:style-name="ce17">
            <text:p>£2,291,922.19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2291922.19" table:formula="of:=SUM([.AL3:.AM3])" table:style-name="ce24">
            <text:p>£2,291,922.19</text:p>
          </table:table-cell>
          <table:table-cell office:value-type="currency" office:value="22629952.050000001" table:formula="of:=SUM([.AN3];[.AK3])" table:style-name="ce23">
            <text:p>£22,629,952.0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4">
            <text:p>Attorney General's Departments</text:p>
          </table:table-cell>
          <table:table-cell office:value-type="float" office:value="1" table:content-validation-name="val25" table:style-name="ce46">
            <text:p>1.00</text:p>
          </table:table-cell>
          <table:table-cell office:value-type="float" office:value="1" table:content-validation-name="val26" table:style-name="ce45">
            <text:p>1.00</text:p>
          </table:table-cell>
          <table:table-cell office:value-type="float" office:value="1" table:content-validation-name="val25" table:style-name="ce46">
            <text:p>1.00</text:p>
          </table:table-cell>
          <table:table-cell office:value-type="float" office:value="1" table:content-validation-name="val26" table:style-name="ce45">
            <text:p>1.00</text:p>
          </table:table-cell>
          <table:table-cell office:value-type="float" office:value="1" table:content-validation-name="val25" table:style-name="ce46">
            <text:p>1.00</text:p>
          </table:table-cell>
          <table:table-cell office:value-type="float" office:value="0.88888888888888895" table:content-validation-name="val26" table:style-name="ce45">
            <text:p>0.89</text:p>
          </table:table-cell>
          <table:table-cell office:value-type="float" office:value="13" table:content-validation-name="val25" table:style-name="ce46">
            <text:p>13.00</text:p>
          </table:table-cell>
          <table:table-cell office:value-type="float" office:value="12.664054054054054" table:content-validation-name="val26" table:style-name="ce45">
            <text:p>12.66</text:p>
          </table:table-cell>
          <table:table-cell office:value-type="float" office:value="3" table:content-validation-name="val25" table:style-name="ce46">
            <text:p>3.00</text:p>
          </table:table-cell>
          <table:table-cell office:value-type="float" office:value="3" table:content-validation-name="val26" table:style-name="ce45">
            <text:p>3.00</text:p>
          </table:table-cell>
          <table:table-cell office:value-type="float" office:value="0" table:content-validation-name="val25" table:style-name="ce46">
            <text:p>0.0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19" table:formula="of:=SUM([.F4];[.H4];[.J4];[.L4];[.N4];[.P4])" table:content-validation-name="val24" table:style-name="ce19">
            <text:p>19</text:p>
          </table:table-cell>
          <table:table-cell office:value-type="float" office:value="18.552942942942941" table:formula="of:=SUM([.G4];[.I4];[.K4];[.M4];[.O4];[.Q4])" table:content-validation-name="val24" table:style-name="ce19">
            <text:p>19</text:p>
          </table:table-cell>
          <table:table-cell office:value-type="float" office:value="0" table:content-validation-name="val28" table:style-name="ce47">
            <text:p>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8" table:style-name="ce47">
            <text:p>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6" table:style-name="ce45">
            <text:p>0.00</text:p>
          </table:table-cell>
          <table:table-cell office:value-type="float" office:value="0" table:content-validation-name="val27" table:style-name="ce48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9" table:formula="of:=[.R4]+[.Z4]" table:content-validation-name="val24" table:style-name="ce22">
            <text:p>19</text:p>
          </table:table-cell>
          <table:table-cell office:value-type="float" office:value="18.552942942942941" table:formula="of:=[.S4]+[.AA4]" table:content-validation-name="val24" table:style-name="ce22">
            <text:p>19</text:p>
          </table:table-cell>
          <table:table-cell office:value-type="currency" office:value="108361.83" table:content-validation-name="val29" table:style-name="ce15">
            <text:p>£108,361.83</text:p>
          </table:table-cell>
          <table:table-cell office:value-type="currency" office:value="932.54" table:content-validation-name="val29" table:style-name="ce15">
            <text:p>£932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30544.1" table:content-validation-name="val29" table:style-name="ce15">
            <text:p>£30,544.10</text:p>
          </table:table-cell>
          <table:table-cell office:value-type="currency" office:value="12990.55" table:content-validation-name="val29" table:style-name="ce15">
            <text:p>£12,990.55</text:p>
          </table:table-cell>
          <table:table-cell office:value-type="currency" office:value="152829.01999999999" table:formula="of:=SUM([.AE4:.AJ4])" table:style-name="ce23">
            <text:p>£152,829.02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52829.01999999999" table:formula="of:=SUM([.AN4];[.AK4])" table:style-name="ce23">
            <text:p>£152,829.02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August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49">
            <text:p>Attorney General's Departments</text:p>
          </table:table-cell>
          <table:table-cell office:value-type="float" office:value="4" table:content-validation-name="val32" table:style-name="ce50">
            <text:p>4.00</text:p>
          </table:table-cell>
          <table:table-cell office:value-type="float" office:value="4" table:content-validation-name="val33" table:style-name="ce51">
            <text:p>4.00</text:p>
          </table:table-cell>
          <table:table-cell office:value-type="float" office:value="4" table:content-validation-name="val32" table:style-name="ce50">
            <text:p>4.00</text:p>
          </table:table-cell>
          <table:table-cell office:value-type="float" office:value="4" table:content-validation-name="val33" table:style-name="ce51">
            <text:p>4.00</text:p>
          </table:table-cell>
          <table:table-cell office:value-type="float" office:value="14" table:content-validation-name="val32" table:style-name="ce50">
            <text:p>14.00</text:p>
          </table:table-cell>
          <table:table-cell office:value-type="float" office:value="13.625" table:content-validation-name="val33" table:style-name="ce51">
            <text:p>13.63</text:p>
          </table:table-cell>
          <table:table-cell office:value-type="float" office:value="20" table:content-validation-name="val32" table:style-name="ce50">
            <text:p>20.00</text:p>
          </table:table-cell>
          <table:table-cell office:value-type="float" office:value="19.600000000000001" table:content-validation-name="val33" table:style-name="ce51">
            <text:p>19.60</text:p>
          </table:table-cell>
          <table:table-cell office:value-type="float" office:value="7" table:content-validation-name="val32" table:style-name="ce50">
            <text:p>7.00</text:p>
          </table:table-cell>
          <table:table-cell office:value-type="float" office:value="7" table:content-validation-name="val33" table:style-name="ce51">
            <text:p>7.00</text:p>
          </table:table-cell>
          <table:table-cell office:value-type="float" office:value="0" table:content-validation-name="val32" table:style-name="ce50">
            <text:p>0.00</text:p>
          </table:table-cell>
          <table:table-cell office:value-type="float" office:value="0" table:content-validation-name="val33" table:style-name="ce51">
            <text:p>0.00</text:p>
          </table:table-cell>
          <table:table-cell office:value-type="float" office:value="49" table:formula="of:=SUM([.F2];[.H2];[.J2];[.L2];[.N2];[.P2])" table:content-validation-name="val31" table:style-name="ce19">
            <text:p>49</text:p>
          </table:table-cell>
          <table:table-cell office:value-type="float" office:value="48.225000000000001" table:formula="of:=SUM([.G2];[.I2];[.K2];[.M2];[.O2];[.Q2])" table:content-validation-name="val31" table:style-name="ce19">
            <text:p>48</text:p>
          </table:table-cell>
          <table:table-cell office:value-type="float" office:value="0" table:content-validation-name="val35" table:style-name="ce54">
            <text:p>0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5" table:style-name="ce54">
            <text:p>0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4" table:style-name="ce5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9" table:formula="of:=[.R2]+[.Z2]" table:content-validation-name="val31" table:style-name="ce22">
            <text:p>49</text:p>
          </table:table-cell>
          <table:table-cell office:value-type="float" office:value="48.225000000000001" table:formula="of:=[.S2]+[.AA2]" table:content-validation-name="val31" table:style-name="ce22">
            <text:p>48</text:p>
          </table:table-cell>
          <table:table-cell office:value-type="currency" office:value="234902.42" table:content-validation-name="val36" table:style-name="ce15">
            <text:p>£234,902.42</text:p>
          </table:table-cell>
          <table:table-cell office:value-type="currency" office:value="11102.75" table:content-validation-name="val36" table:style-name="ce15">
            <text:p>£11,102.75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67710.03" table:content-validation-name="val36" table:style-name="ce15">
            <text:p>£67,710.03</text:p>
          </table:table-cell>
          <table:table-cell office:value-type="currency" office:value="27933.27" table:content-validation-name="val36" table:style-name="ce15">
            <text:p>£27,933.27</text:p>
          </table:table-cell>
          <table:table-cell office:value-type="currency" office:value="341648.47000000003" table:formula="of:=SUM([.AE2:.AJ2])" table:style-name="ce23">
            <text:p>£341,648.4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41648.47000000003" table:formula="of:=SUM([.AN2];[.AK2])" table:style-name="ce23">
            <text:p>£341,648.47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Government Legal Department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9">
            <text:p>Attorney General's Departments</text:p>
          </table:table-cell>
          <table:table-cell office:value-type="float" office:value="37" table:content-validation-name="val32" table:style-name="ce50">
            <text:p>37.00</text:p>
          </table:table-cell>
          <table:table-cell office:value-type="float" office:value="34.895345345345355" table:content-validation-name="val33" table:style-name="ce51">
            <text:p>34.90</text:p>
          </table:table-cell>
          <table:table-cell office:value-type="float" office:value="399" table:content-validation-name="val32" table:style-name="ce50">
            <text:p>399.00</text:p>
          </table:table-cell>
          <table:table-cell office:value-type="float" office:value="387.06719219219218" table:content-validation-name="val33" table:style-name="ce51">
            <text:p>387.07</text:p>
          </table:table-cell>
          <table:table-cell office:value-type="float" office:value="351" table:content-validation-name="val32" table:style-name="ce50">
            <text:p>351.00</text:p>
          </table:table-cell>
          <table:table-cell office:value-type="float" office:value="342.47454954954958" table:content-validation-name="val33" table:style-name="ce51">
            <text:p>342.47</text:p>
          </table:table-cell>
          <table:table-cell office:value-type="float" office:value="2033" table:content-validation-name="val32" table:style-name="ce50">
            <text:p>2033.00</text:p>
          </table:table-cell>
          <table:table-cell office:value-type="float" office:value="1873.1045967395926" table:content-validation-name="val33" table:style-name="ce51">
            <text:p>1873.10</text:p>
          </table:table-cell>
          <table:table-cell office:value-type="float" office:value="230" table:content-validation-name="val32" table:style-name="ce50">
            <text:p>230.00</text:p>
          </table:table-cell>
          <table:table-cell office:value-type="float" office:value="215.42777777777781" table:content-validation-name="val33" table:style-name="ce51">
            <text:p>215.43</text:p>
          </table:table-cell>
          <table:table-cell office:value-type="float" office:value="0" table:content-validation-name="val32" table:style-name="ce50">
            <text:p>0.00</text:p>
          </table:table-cell>
          <table:table-cell office:value-type="float" office:value="0" table:content-validation-name="val33" table:style-name="ce51">
            <text:p>0.00</text:p>
          </table:table-cell>
          <table:table-cell office:value-type="float" office:value="3050" table:formula="of:=SUM([.F3];[.H3];[.J3];[.L3];[.N3];[.P3])" table:content-validation-name="val31" table:style-name="ce19">
            <text:p>3,050</text:p>
          </table:table-cell>
          <table:table-cell office:value-type="float" office:value="2852.9694616044576" table:formula="of:=SUM([.G3];[.I3];[.K3];[.M3];[.O3];[.Q3])" table:content-validation-name="val31" table:style-name="ce19">
            <text:p>2,853</text:p>
          </table:table-cell>
          <table:table-cell office:value-type="float" office:value="122" table:content-validation-name="val35" table:style-name="ce54">
            <text:p>122</text:p>
          </table:table-cell>
          <table:table-cell office:value-type="float" office:value="121.36486486486487" table:content-validation-name="val33" table:style-name="ce52">
            <text:p>121.36</text:p>
          </table:table-cell>
          <table:table-cell office:value-type="float" office:value="254" table:content-validation-name="val35" table:style-name="ce54">
            <text:p>254</text:p>
          </table:table-cell>
          <table:table-cell office:value-type="float" office:value="252.25135135135136" table:content-validation-name="val33" table:style-name="ce52">
            <text:p>252.25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4" table:style-name="ce53">
            <text:p>0.00</text:p>
          </table:table-cell>
          <table:table-cell office:value-type="float" office:value="376" table:formula="of:=SUM([.T3];[.V3];[.X3])" table:style-name="ce20">
            <text:p>376</text:p>
          </table:table-cell>
          <table:table-cell office:value-type="float" office:value="373.61621621621623" table:formula="of:=SUM([.U3];[.W3];[.Y3])" table:style-name="ce20">
            <text:p>374</text:p>
          </table:table-cell>
          <table:table-cell office:value-type="float" office:value="0" table:style-name="ce21">
            <text:p>0</text:p>
          </table:table-cell>
          <table:table-cell office:value-type="float" office:value="3426" table:formula="of:=[.R3]+[.Z3]" table:content-validation-name="val31" table:style-name="ce22">
            <text:p>3,426</text:p>
          </table:table-cell>
          <table:table-cell office:value-type="float" office:value="3226.5856778206739" table:formula="of:=[.S3]+[.AA3]" table:content-validation-name="val31" table:style-name="ce22">
            <text:p>3,227</text:p>
          </table:table-cell>
          <table:table-cell office:value-type="currency" office:value="14282469.949999999" table:content-validation-name="val36" table:style-name="ce15">
            <text:p>£14,282,469.95</text:p>
          </table:table-cell>
          <table:table-cell office:value-type="currency" office:value="72085.100000000006" table:content-validation-name="val36" table:style-name="ce15">
            <text:p>£72,085.10</text:p>
          </table:table-cell>
          <table:table-cell office:value-type="currency" office:value="68750" table:content-validation-name="val36" table:style-name="ce15">
            <text:p>£68,750.00</text:p>
          </table:table-cell>
          <table:table-cell office:value-type="currency" office:value="31385.06" table:content-validation-name="val36" table:style-name="ce15">
            <text:p>£31,385.06</text:p>
          </table:table-cell>
          <table:table-cell office:value-type="currency" office:value="4127865.94" table:content-validation-name="val36" table:style-name="ce15">
            <text:p>£4,127,865.94</text:p>
          </table:table-cell>
          <table:table-cell office:value-type="currency" office:value="1673657.73" table:content-validation-name="val36" table:style-name="ce15">
            <text:p>£1,673,657.73</text:p>
          </table:table-cell>
          <table:table-cell office:value-type="currency" office:value="20256213.780000001" table:formula="of:=SUM([.AE3:.AJ3])" table:style-name="ce23">
            <text:p>£20,256,213.78</text:p>
          </table:table-cell>
          <table:table-cell office:value-type="currency" office:value="2080100.6" table:content-validation-name="val36" table:style-name="ce17">
            <text:p>£2,080,100.6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2080100.6" table:formula="of:=SUM([.AL3:.AM3])" table:style-name="ce24">
            <text:p>£2,080,100.60</text:p>
          </table:table-cell>
          <table:table-cell office:value-type="currency" office:value="22336314.380000003" table:formula="of:=SUM([.AN3];[.AK3])" table:style-name="ce23">
            <text:p>£22,336,314.3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9">
            <text:p>Attorney General's Departments</text:p>
          </table:table-cell>
          <table:table-cell office:value-type="float" office:value="1" table:content-validation-name="val32" table:style-name="ce50">
            <text:p>1.00</text:p>
          </table:table-cell>
          <table:table-cell office:value-type="float" office:value="1" table:content-validation-name="val33" table:style-name="ce51">
            <text:p>1.00</text:p>
          </table:table-cell>
          <table:table-cell office:value-type="float" office:value="1" table:content-validation-name="val32" table:style-name="ce50">
            <text:p>1.00</text:p>
          </table:table-cell>
          <table:table-cell office:value-type="float" office:value="1" table:content-validation-name="val33" table:style-name="ce51">
            <text:p>1.00</text:p>
          </table:table-cell>
          <table:table-cell office:value-type="float" office:value="1" table:content-validation-name="val32" table:style-name="ce50">
            <text:p>1.00</text:p>
          </table:table-cell>
          <table:table-cell office:value-type="float" office:value="0.88888888888888895" table:content-validation-name="val33" table:style-name="ce51">
            <text:p>0.89</text:p>
          </table:table-cell>
          <table:table-cell office:value-type="float" office:value="13" table:content-validation-name="val32" table:style-name="ce50">
            <text:p>13.00</text:p>
          </table:table-cell>
          <table:table-cell office:value-type="float" office:value="12.664054054054054" table:content-validation-name="val33" table:style-name="ce51">
            <text:p>12.66</text:p>
          </table:table-cell>
          <table:table-cell office:value-type="float" office:value="3" table:content-validation-name="val32" table:style-name="ce50">
            <text:p>3.00</text:p>
          </table:table-cell>
          <table:table-cell office:value-type="float" office:value="3" table:content-validation-name="val33" table:style-name="ce51">
            <text:p>3.00</text:p>
          </table:table-cell>
          <table:table-cell office:value-type="float" office:value="0" table:content-validation-name="val32" table:style-name="ce50">
            <text:p>0.00</text:p>
          </table:table-cell>
          <table:table-cell office:value-type="float" office:value="0" table:content-validation-name="val33" table:style-name="ce51">
            <text:p>0.00</text:p>
          </table:table-cell>
          <table:table-cell office:value-type="float" office:value="19" table:formula="of:=SUM([.F4];[.H4];[.J4];[.L4];[.N4];[.P4])" table:content-validation-name="val31" table:style-name="ce19">
            <text:p>19</text:p>
          </table:table-cell>
          <table:table-cell office:value-type="float" office:value="18.552942942942941" table:formula="of:=SUM([.G4];[.I4];[.K4];[.M4];[.O4];[.Q4])" table:content-validation-name="val31" table:style-name="ce19">
            <text:p>19</text:p>
          </table:table-cell>
          <table:table-cell office:value-type="float" office:value="0" table:content-validation-name="val35" table:style-name="ce54">
            <text:p>0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5" table:style-name="ce54">
            <text:p>0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3" table:style-name="ce52">
            <text:p>0.00</text:p>
          </table:table-cell>
          <table:table-cell office:value-type="float" office:value="0" table:content-validation-name="val34" table:style-name="ce5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9" table:formula="of:=[.R4]+[.Z4]" table:content-validation-name="val31" table:style-name="ce22">
            <text:p>19</text:p>
          </table:table-cell>
          <table:table-cell office:value-type="float" office:value="18.552942942942941" table:formula="of:=[.S4]+[.AA4]" table:content-validation-name="val31" table:style-name="ce22">
            <text:p>19</text:p>
          </table:table-cell>
          <table:table-cell office:value-type="currency" office:value="101057.45" table:content-validation-name="val36" table:style-name="ce15">
            <text:p>£101,057.45</text:p>
          </table:table-cell>
          <table:table-cell office:value-type="currency" office:value="932.54" table:content-validation-name="val36" table:style-name="ce15">
            <text:p>£932.54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29363.27" table:content-validation-name="val36" table:style-name="ce15">
            <text:p>£29,363.27</text:p>
          </table:table-cell>
          <table:table-cell office:value-type="currency" office:value="12087.15" table:content-validation-name="val36" table:style-name="ce15">
            <text:p>£12,087.15</text:p>
          </table:table-cell>
          <table:table-cell office:value-type="currency" office:value="143440.40999999997" table:formula="of:=SUM([.AE4:.AJ4])" table:style-name="ce23">
            <text:p>£143,440.41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43440.40999999997" table:formula="of:=SUM([.AN4];[.AK4])" table:style-name="ce23">
            <text:p>£143,440.4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Sept_2024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5">
            <text:p>Attorney General's Departments</text:p>
          </table:table-cell>
          <table:table-cell office:value-type="float" office:value="3" table:content-validation-name="val41" table:style-name="ce57">
            <text:p>3.00</text:p>
          </table:table-cell>
          <table:table-cell office:value-type="float" office:value="3" table:content-validation-name="val40" table:style-name="ce56">
            <text:p>3.00</text:p>
          </table:table-cell>
          <table:table-cell office:value-type="float" office:value="5" table:content-validation-name="val41" table:style-name="ce57">
            <text:p>5.00</text:p>
          </table:table-cell>
          <table:table-cell office:value-type="float" office:value="5" table:content-validation-name="val40" table:style-name="ce56">
            <text:p>5.00</text:p>
          </table:table-cell>
          <table:table-cell office:value-type="float" office:value="13" table:content-validation-name="val41" table:style-name="ce57">
            <text:p>13.00</text:p>
          </table:table-cell>
          <table:table-cell office:value-type="float" office:value="12.625" table:content-validation-name="val40" table:style-name="ce56">
            <text:p>12.63</text:p>
          </table:table-cell>
          <table:table-cell office:value-type="float" office:value="20" table:content-validation-name="val41" table:style-name="ce57">
            <text:p>20.00</text:p>
          </table:table-cell>
          <table:table-cell office:value-type="float" office:value="19.600000000000001" table:content-validation-name="val40" table:style-name="ce56">
            <text:p>19.60</text:p>
          </table:table-cell>
          <table:table-cell office:value-type="float" office:value="7" table:content-validation-name="val41" table:style-name="ce57">
            <text:p>7.00</text:p>
          </table:table-cell>
          <table:table-cell office:value-type="float" office:value="7" table:content-validation-name="val40" table:style-name="ce56">
            <text:p>7.00</text:p>
          </table:table-cell>
          <table:table-cell office:value-type="float" office:value="0" table:content-validation-name="val41" table:style-name="ce57">
            <text:p>0.0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48" table:formula="of:=SUM([.F2];[.H2];[.J2];[.L2];[.N2];[.P2])" table:content-validation-name="val42" table:style-name="ce19">
            <text:p>48</text:p>
          </table:table-cell>
          <table:table-cell office:value-type="float" office:value="47.225000000000001" table:formula="of:=SUM([.G2];[.I2];[.K2];[.M2];[.O2];[.Q2])" table:content-validation-name="val42" table:style-name="ce19">
            <text:p>47</text:p>
          </table:table-cell>
          <table:table-cell office:value-type="float" office:value="0" table:content-validation-name="val38" table:style-name="ce58">
            <text:p>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38" table:style-name="ce58">
            <text:p>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39" table:style-name="ce5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8" table:formula="of:=[.R2]+[.Z2]" table:content-validation-name="val42" table:style-name="ce22">
            <text:p>48</text:p>
          </table:table-cell>
          <table:table-cell office:value-type="float" office:value="47.225000000000001" table:formula="of:=[.S2]+[.AA2]" table:content-validation-name="val42" table:style-name="ce22">
            <text:p>47</text:p>
          </table:table-cell>
          <table:table-cell office:value-type="currency" office:value="213436.67" table:content-validation-name="val37" table:style-name="ce15">
            <text:p>£213,436.67</text:p>
          </table:table-cell>
          <table:table-cell office:value-type="currency" office:value="8906.26" table:content-validation-name="val37" table:style-name="ce15">
            <text:p>£8,906.26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60900.85" table:content-validation-name="val37" table:style-name="ce15">
            <text:p>£60,900.85</text:p>
          </table:table-cell>
          <table:table-cell office:value-type="currency" office:value="25550.47" table:content-validation-name="val37" table:style-name="ce15">
            <text:p>£25,550.47</text:p>
          </table:table-cell>
          <table:table-cell office:value-type="currency" office:value="308794.25" table:formula="of:=SUM([.AE2:.AJ2])" table:style-name="ce23">
            <text:p>£308,794.25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08794.25" table:formula="of:=SUM([.AN2];[.AK2])" table:style-name="ce23">
            <text:p>£308,794.2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5">
            <text:p>Attorney General's Departments</text:p>
          </table:table-cell>
          <table:table-cell office:value-type="float" office:value="35" table:content-validation-name="val41" table:style-name="ce57">
            <text:p>35.00</text:p>
          </table:table-cell>
          <table:table-cell office:value-type="float" office:value="32.895345345345348" table:content-validation-name="val40" table:style-name="ce56">
            <text:p>32.90</text:p>
          </table:table-cell>
          <table:table-cell office:value-type="float" office:value="397" table:content-validation-name="val41" table:style-name="ce57">
            <text:p>397.00</text:p>
          </table:table-cell>
          <table:table-cell office:value-type="float" office:value="385.42394894894903" table:content-validation-name="val40" table:style-name="ce56">
            <text:p>385.42</text:p>
          </table:table-cell>
          <table:table-cell office:value-type="float" office:value="379" table:content-validation-name="val41" table:style-name="ce57">
            <text:p>379.00</text:p>
          </table:table-cell>
          <table:table-cell office:value-type="float" office:value="370.1637387387388" table:content-validation-name="val40" table:style-name="ce56">
            <text:p>370.16</text:p>
          </table:table-cell>
          <table:table-cell office:value-type="float" office:value="2081" table:content-validation-name="val41" table:style-name="ce57">
            <text:p>2081.00</text:p>
          </table:table-cell>
          <table:table-cell office:value-type="float" office:value="1920.8573637923591" table:content-validation-name="val40" table:style-name="ce56">
            <text:p>1920.86</text:p>
          </table:table-cell>
          <table:table-cell office:value-type="float" office:value="234" table:content-validation-name="val41" table:style-name="ce57">
            <text:p>234.00</text:p>
          </table:table-cell>
          <table:table-cell office:value-type="float" office:value="219.36441441441445" table:content-validation-name="val40" table:style-name="ce56">
            <text:p>219.36</text:p>
          </table:table-cell>
          <table:table-cell office:value-type="float" office:value="0" table:content-validation-name="val41" table:style-name="ce57">
            <text:p>0.0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3126" table:formula="of:=SUM([.F3];[.H3];[.J3];[.L3];[.N3];[.P3])" table:content-validation-name="val42" table:style-name="ce19">
            <text:p>3,126</text:p>
          </table:table-cell>
          <table:table-cell office:value-type="float" office:value="2928.704811239807" table:formula="of:=SUM([.G3];[.I3];[.K3];[.M3];[.O3];[.Q3])" table:content-validation-name="val42" table:style-name="ce19">
            <text:p>2,929</text:p>
          </table:table-cell>
          <table:table-cell office:value-type="float" office:value="121" table:content-validation-name="val38" table:style-name="ce58">
            <text:p>121</text:p>
          </table:table-cell>
          <table:table-cell office:value-type="float" office:value="120.36486486486487" table:content-validation-name="val40" table:style-name="ce56">
            <text:p>120.36</text:p>
          </table:table-cell>
          <table:table-cell office:value-type="float" office:value="258" table:content-validation-name="val38" table:style-name="ce58">
            <text:p>258</text:p>
          </table:table-cell>
          <table:table-cell office:value-type="float" office:value="255.85135135135135" table:content-validation-name="val40" table:style-name="ce56">
            <text:p>255.85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39" table:style-name="ce59">
            <text:p>0.00</text:p>
          </table:table-cell>
          <table:table-cell office:value-type="float" office:value="379" table:formula="of:=SUM([.T3];[.V3];[.X3])" table:style-name="ce20">
            <text:p>379</text:p>
          </table:table-cell>
          <table:table-cell office:value-type="float" office:value="376.21621621621625" table:formula="of:=SUM([.U3];[.W3];[.Y3])" table:style-name="ce20">
            <text:p>376</text:p>
          </table:table-cell>
          <table:table-cell office:value-type="float" office:value="0" table:style-name="ce21">
            <text:p>0</text:p>
          </table:table-cell>
          <table:table-cell office:value-type="float" office:value="3505" table:formula="of:=[.R3]+[.Z3]" table:content-validation-name="val42" table:style-name="ce22">
            <text:p>3,505</text:p>
          </table:table-cell>
          <table:table-cell office:value-type="float" office:value="3304.9210274560232" table:formula="of:=[.S3]+[.AA3]" table:content-validation-name="val42" table:style-name="ce22">
            <text:p>3,305</text:p>
          </table:table-cell>
          <table:table-cell office:value-type="currency" office:value="14566871.460000001" table:content-validation-name="val37" table:style-name="ce15">
            <text:p>£14,566,871.46</text:p>
          </table:table-cell>
          <table:table-cell office:value-type="currency" office:value="64745.120000000003" table:content-validation-name="val37" table:style-name="ce15">
            <text:p>£64,745.12</text:p>
          </table:table-cell>
          <table:table-cell office:value-type="currency" office:value="29250" table:content-validation-name="val37" table:style-name="ce15">
            <text:p>£29,250.00</text:p>
          </table:table-cell>
          <table:table-cell office:value-type="currency" office:value="21049.040000000001" table:content-validation-name="val37" table:style-name="ce15">
            <text:p>£21,049.04</text:p>
          </table:table-cell>
          <table:table-cell office:value-type="currency" office:value="4190822.49" table:content-validation-name="val37" table:style-name="ce15">
            <text:p>£4,190,822.49</text:p>
          </table:table-cell>
          <table:table-cell office:value-type="currency" office:value="1698525.13" table:content-validation-name="val37" table:style-name="ce15">
            <text:p>£1,698,525.13</text:p>
          </table:table-cell>
          <table:table-cell office:value-type="currency" office:value="20571263.239999998" table:formula="of:=SUM([.AE3:.AJ3])" table:style-name="ce23">
            <text:p>£20,571,263.24</text:p>
          </table:table-cell>
          <table:table-cell office:value-type="currency" office:value="1671984.31" table:content-validation-name="val37" table:style-name="ce17">
            <text:p>£1,671,984.31</text:p>
          </table:table-cell>
          <table:table-cell office:value-type="currency" office:value="1200" table:content-validation-name="val37" table:style-name="ce17">
            <text:p>£1,200.00</text:p>
          </table:table-cell>
          <table:table-cell office:value-type="currency" office:value="1673184.31" table:formula="of:=SUM([.AL3:.AM3])" table:style-name="ce24">
            <text:p>£1,673,184.31</text:p>
          </table:table-cell>
          <table:table-cell office:value-type="currency" office:value="22244447.549999997" table:formula="of:=SUM([.AN3];[.AK3])" table:style-name="ce23">
            <text:p>£22,244,447.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5">
            <text:p>Attorney General's Departments</text:p>
          </table:table-cell>
          <table:table-cell office:value-type="float" office:value="1" table:content-validation-name="val41" table:style-name="ce57">
            <text:p>1.00</text:p>
          </table:table-cell>
          <table:table-cell office:value-type="float" office:value="1" table:content-validation-name="val40" table:style-name="ce56">
            <text:p>1.00</text:p>
          </table:table-cell>
          <table:table-cell office:value-type="float" office:value="1" table:content-validation-name="val41" table:style-name="ce57">
            <text:p>1.00</text:p>
          </table:table-cell>
          <table:table-cell office:value-type="float" office:value="1" table:content-validation-name="val40" table:style-name="ce56">
            <text:p>1.00</text:p>
          </table:table-cell>
          <table:table-cell office:value-type="float" office:value="1" table:content-validation-name="val41" table:style-name="ce57">
            <text:p>1.00</text:p>
          </table:table-cell>
          <table:table-cell office:value-type="float" office:value="0.88888888888888895" table:content-validation-name="val40" table:style-name="ce56">
            <text:p>0.89</text:p>
          </table:table-cell>
          <table:table-cell office:value-type="float" office:value="15" table:content-validation-name="val41" table:style-name="ce57">
            <text:p>15.00</text:p>
          </table:table-cell>
          <table:table-cell office:value-type="float" office:value="14.767567567567568" table:content-validation-name="val40" table:style-name="ce56">
            <text:p>14.77</text:p>
          </table:table-cell>
          <table:table-cell office:value-type="float" office:value="3" table:content-validation-name="val41" table:style-name="ce57">
            <text:p>3.00</text:p>
          </table:table-cell>
          <table:table-cell office:value-type="float" office:value="3" table:content-validation-name="val40" table:style-name="ce56">
            <text:p>3.00</text:p>
          </table:table-cell>
          <table:table-cell office:value-type="float" office:value="0" table:content-validation-name="val41" table:style-name="ce57">
            <text:p>0.0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21" table:formula="of:=SUM([.F4];[.H4];[.J4];[.L4];[.N4];[.P4])" table:content-validation-name="val42" table:style-name="ce19">
            <text:p>21</text:p>
          </table:table-cell>
          <table:table-cell office:value-type="float" office:value="20.656456456456457" table:formula="of:=SUM([.G4];[.I4];[.K4];[.M4];[.O4];[.Q4])" table:content-validation-name="val42" table:style-name="ce19">
            <text:p>21</text:p>
          </table:table-cell>
          <table:table-cell office:value-type="float" office:value="0" table:content-validation-name="val38" table:style-name="ce58">
            <text:p>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38" table:style-name="ce58">
            <text:p>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40" table:style-name="ce56">
            <text:p>0.00</text:p>
          </table:table-cell>
          <table:table-cell office:value-type="float" office:value="0" table:content-validation-name="val39" table:style-name="ce5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" table:formula="of:=[.R4]+[.Z4]" table:content-validation-name="val42" table:style-name="ce22">
            <text:p>21</text:p>
          </table:table-cell>
          <table:table-cell office:value-type="float" office:value="20.656456456456457" table:formula="of:=[.S4]+[.AA4]" table:content-validation-name="val42" table:style-name="ce22">
            <text:p>21</text:p>
          </table:table-cell>
          <table:table-cell office:value-type="currency" office:value="194803.95" table:content-validation-name="val37" table:style-name="ce15">
            <text:p>£194,803.95</text:p>
          </table:table-cell>
          <table:table-cell office:value-type="currency" office:value="1002.54" table:content-validation-name="val37" table:style-name="ce15">
            <text:p>£1,002.54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29468.34" table:content-validation-name="val37" table:style-name="ce15">
            <text:p>£29,468.34</text:p>
          </table:table-cell>
          <table:table-cell office:value-type="currency" office:value="20649" table:content-validation-name="val37" table:style-name="ce15">
            <text:p>£20,649.00</text:p>
          </table:table-cell>
          <table:table-cell office:value-type="currency" office:value="246423.83000000002" table:formula="of:=SUM([.AE4:.AJ4])" table:style-name="ce23">
            <text:p>£246,423.83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46423.83000000002" table:formula="of:=SUM([.AN4];[.AK4])" table:style-name="ce23">
            <text:p>£246,423.8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Oct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60">
            <text:p>Attorney General's Departments</text:p>
          </table:table-cell>
          <table:table-cell office:value-type="float" office:value="4" table:content-validation-name="val46" table:style-name="ce62">
            <text:p>4.00</text:p>
          </table:table-cell>
          <table:table-cell office:value-type="float" office:value="4" table:content-validation-name="val47" table:style-name="ce61">
            <text:p>4.00</text:p>
          </table:table-cell>
          <table:table-cell office:value-type="float" office:value="4" table:content-validation-name="val46" table:style-name="ce62">
            <text:p>4.00</text:p>
          </table:table-cell>
          <table:table-cell office:value-type="float" office:value="4" table:content-validation-name="val47" table:style-name="ce61">
            <text:p>4.00</text:p>
          </table:table-cell>
          <table:table-cell office:value-type="float" office:value="15" table:content-validation-name="val46" table:style-name="ce62">
            <text:p>15.00</text:p>
          </table:table-cell>
          <table:table-cell office:value-type="float" office:value="14.625" table:content-validation-name="val47" table:style-name="ce61">
            <text:p>14.63</text:p>
          </table:table-cell>
          <table:table-cell office:value-type="float" office:value="23" table:content-validation-name="val46" table:style-name="ce62">
            <text:p>23.00</text:p>
          </table:table-cell>
          <table:table-cell office:value-type="float" office:value="22.6" table:content-validation-name="val47" table:style-name="ce61">
            <text:p>22.60</text:p>
          </table:table-cell>
          <table:table-cell office:value-type="float" office:value="7" table:content-validation-name="val46" table:style-name="ce62">
            <text:p>7.00</text:p>
          </table:table-cell>
          <table:table-cell office:value-type="float" office:value="7" table:content-validation-name="val47" table:style-name="ce61">
            <text:p>7.00</text:p>
          </table:table-cell>
          <table:table-cell office:value-type="float" office:value="0" table:content-validation-name="val46" table:style-name="ce62">
            <text:p>0.0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53" table:formula="of:=SUM([.F2];[.H2];[.J2];[.L2];[.N2];[.P2])" table:content-validation-name="val45" table:style-name="ce19">
            <text:p>53</text:p>
          </table:table-cell>
          <table:table-cell office:value-type="float" office:value="52.225000000000001" table:formula="of:=SUM([.G2];[.I2];[.K2];[.M2];[.O2];[.Q2])" table:content-validation-name="val45" table:style-name="ce19">
            <text:p>52</text:p>
          </table:table-cell>
          <table:table-cell office:value-type="float" office:value="0" table:content-validation-name="val49" table:style-name="ce63">
            <text:p>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9" table:style-name="ce63">
            <text:p>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8" table:style-name="ce6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3" table:formula="of:=[.R2]+[.Z2]" table:content-validation-name="val45" table:style-name="ce22">
            <text:p>53</text:p>
          </table:table-cell>
          <table:table-cell office:value-type="float" office:value="52.225000000000001" table:formula="of:=[.S2]+[.AA2]" table:content-validation-name="val45" table:style-name="ce22">
            <text:p>52</text:p>
          </table:table-cell>
          <table:table-cell office:value-type="currency" office:value="265824.90000000002" table:content-validation-name="val50" table:style-name="ce15">
            <text:p>£265,824.90</text:p>
          </table:table-cell>
          <table:table-cell office:value-type="currency" office:value="10173.59" table:content-validation-name="val50" table:style-name="ce15">
            <text:p>£10,173.59</text:p>
          </table:table-cell>
          <table:table-cell office:value-type="currency" office:value="23200" table:content-validation-name="val50" table:style-name="ce15">
            <text:p>£23,20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76120.03" table:content-validation-name="val50" table:style-name="ce15">
            <text:p>£76,120.03</text:p>
          </table:table-cell>
          <table:table-cell office:value-type="currency" office:value="35344.26" table:content-validation-name="val50" table:style-name="ce15">
            <text:p>£35,344.26</text:p>
          </table:table-cell>
          <table:table-cell office:value-type="currency" office:value="410662.78" table:formula="of:=SUM([.AE2:.AJ2])" table:style-name="ce23">
            <text:p>£410,662.7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0662.78" table:formula="of:=SUM([.AN2];[.AK2])" table:style-name="ce23">
            <text:p>£410,662.7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Government Legal Department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60">
            <text:p>Attorney General's Departments</text:p>
          </table:table-cell>
          <table:table-cell office:value-type="float" office:value="35" table:content-validation-name="val46" table:style-name="ce62">
            <text:p>35.00</text:p>
          </table:table-cell>
          <table:table-cell office:value-type="float" office:value="32.395345345345348" table:content-validation-name="val47" table:style-name="ce61">
            <text:p>32.40</text:p>
          </table:table-cell>
          <table:table-cell office:value-type="float" office:value="400" table:content-validation-name="val46" table:style-name="ce62">
            <text:p>400.00</text:p>
          </table:table-cell>
          <table:table-cell office:value-type="float" office:value="388.20097597597601" table:content-validation-name="val47" table:style-name="ce61">
            <text:p>388.20</text:p>
          </table:table-cell>
          <table:table-cell office:value-type="float" office:value="377" table:content-validation-name="val46" table:style-name="ce62">
            <text:p>377.00</text:p>
          </table:table-cell>
          <table:table-cell office:value-type="float" office:value="368.1637387387388" table:content-validation-name="val47" table:style-name="ce61">
            <text:p>368.16</text:p>
          </table:table-cell>
          <table:table-cell office:value-type="float" office:value="2091" table:content-validation-name="val46" table:style-name="ce62">
            <text:p>2091.00</text:p>
          </table:table-cell>
          <table:table-cell office:value-type="float" office:value="1930.9638845988793" table:content-validation-name="val47" table:style-name="ce61">
            <text:p>1930.96</text:p>
          </table:table-cell>
          <table:table-cell office:value-type="float" office:value="231" table:content-validation-name="val46" table:style-name="ce62">
            <text:p>231.00</text:p>
          </table:table-cell>
          <table:table-cell office:value-type="float" office:value="216.57552552552556" table:content-validation-name="val47" table:style-name="ce61">
            <text:p>216.58</text:p>
          </table:table-cell>
          <table:table-cell office:value-type="float" office:value="0" table:content-validation-name="val46" table:style-name="ce62">
            <text:p>0.0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3134" table:formula="of:=SUM([.F3];[.H3];[.J3];[.L3];[.N3];[.P3])" table:content-validation-name="val45" table:style-name="ce19">
            <text:p>3,134</text:p>
          </table:table-cell>
          <table:table-cell office:value-type="float" office:value="2936.2994701844646" table:formula="of:=SUM([.G3];[.I3];[.K3];[.M3];[.O3];[.Q3])" table:content-validation-name="val45" table:style-name="ce19">
            <text:p>2,936</text:p>
          </table:table-cell>
          <table:table-cell office:value-type="float" office:value="124" table:content-validation-name="val49" table:style-name="ce63">
            <text:p>124</text:p>
          </table:table-cell>
          <table:table-cell office:value-type="float" office:value="122.75266974291364" table:content-validation-name="val47" table:style-name="ce61">
            <text:p>122.75</text:p>
          </table:table-cell>
          <table:table-cell office:value-type="float" office:value="267" table:content-validation-name="val49" table:style-name="ce63">
            <text:p>267</text:p>
          </table:table-cell>
          <table:table-cell office:value-type="float" office:value="264.25135135135133" table:content-validation-name="val47" table:style-name="ce61">
            <text:p>264.25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8" table:style-name="ce64">
            <text:p>0.00</text:p>
          </table:table-cell>
          <table:table-cell office:value-type="float" office:value="391" table:formula="of:=SUM([.T3];[.V3];[.X3])" table:style-name="ce20">
            <text:p>391</text:p>
          </table:table-cell>
          <table:table-cell office:value-type="float" office:value="387.004021094265" table:formula="of:=SUM([.U3];[.W3];[.Y3])" table:style-name="ce20">
            <text:p>387</text:p>
          </table:table-cell>
          <table:table-cell office:value-type="float" office:value="0" table:style-name="ce21">
            <text:p>0</text:p>
          </table:table-cell>
          <table:table-cell office:value-type="float" office:value="3525" table:formula="of:=[.R3]+[.Z3]" table:content-validation-name="val45" table:style-name="ce22">
            <text:p>3,525</text:p>
          </table:table-cell>
          <table:table-cell office:value-type="float" office:value="3323.3034912787298" table:formula="of:=[.S3]+[.AA3]" table:content-validation-name="val45" table:style-name="ce22">
            <text:p>3,323</text:p>
          </table:table-cell>
          <table:table-cell office:value-type="currency" office:value="15420705.470000001" table:content-validation-name="val50" table:style-name="ce15">
            <text:p>£15,420,705.47</text:p>
          </table:table-cell>
          <table:table-cell office:value-type="currency" office:value="66067.28" table:content-validation-name="val50" table:style-name="ce15">
            <text:p>£66,067.28</text:p>
          </table:table-cell>
          <table:table-cell office:value-type="currency" office:value="286550" table:content-validation-name="val50" table:style-name="ce15">
            <text:p>£286,550.00</text:p>
          </table:table-cell>
          <table:table-cell office:value-type="currency" office:value="36237.75" table:content-validation-name="val50" table:style-name="ce15">
            <text:p>£36,237.75</text:p>
          </table:table-cell>
          <table:table-cell office:value-type="currency" office:value="4431372.45" table:content-validation-name="val50" table:style-name="ce15">
            <text:p>£4,431,372.45</text:p>
          </table:table-cell>
          <table:table-cell office:value-type="currency" office:value="1850229.93" table:content-validation-name="val50" table:style-name="ce15">
            <text:p>£1,850,229.93</text:p>
          </table:table-cell>
          <table:table-cell office:value-type="currency" office:value="22091162.879999999" table:formula="of:=SUM([.AE3:.AJ3])" table:style-name="ce23">
            <text:p>£22,091,162.88</text:p>
          </table:table-cell>
          <table:table-cell office:value-type="currency" office:value="2639566.98" table:content-validation-name="val50" table:style-name="ce17">
            <text:p>£2,639,566.9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2639566.98" table:formula="of:=SUM([.AL3:.AM3])" table:style-name="ce24">
            <text:p>£2,639,566.98</text:p>
          </table:table-cell>
          <table:table-cell office:value-type="currency" office:value="24730729.859999999" table:formula="of:=SUM([.AN3];[.AK3])" table:style-name="ce23">
            <text:p>£24,730,729.86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60">
            <text:p>Attorney General's Departments</text:p>
          </table:table-cell>
          <table:table-cell office:value-type="float" office:value="1" table:content-validation-name="val46" table:style-name="ce62">
            <text:p>1.00</text:p>
          </table:table-cell>
          <table:table-cell office:value-type="float" office:value="1" table:content-validation-name="val47" table:style-name="ce61">
            <text:p>1.00</text:p>
          </table:table-cell>
          <table:table-cell office:value-type="float" office:value="1" table:content-validation-name="val46" table:style-name="ce62">
            <text:p>1.00</text:p>
          </table:table-cell>
          <table:table-cell office:value-type="float" office:value="1" table:content-validation-name="val47" table:style-name="ce61">
            <text:p>1.00</text:p>
          </table:table-cell>
          <table:table-cell office:value-type="float" office:value="0" table:content-validation-name="val46" table:style-name="ce62">
            <text:p>0.0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15" table:content-validation-name="val46" table:style-name="ce62">
            <text:p>15.00</text:p>
          </table:table-cell>
          <table:table-cell office:value-type="float" office:value="14.767567567567568" table:content-validation-name="val47" table:style-name="ce61">
            <text:p>14.77</text:p>
          </table:table-cell>
          <table:table-cell office:value-type="float" office:value="3" table:content-validation-name="val46" table:style-name="ce62">
            <text:p>3.00</text:p>
          </table:table-cell>
          <table:table-cell office:value-type="float" office:value="3" table:content-validation-name="val47" table:style-name="ce61">
            <text:p>3.00</text:p>
          </table:table-cell>
          <table:table-cell office:value-type="float" office:value="0" table:content-validation-name="val46" table:style-name="ce62">
            <text:p>0.0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20" table:formula="of:=SUM([.F4];[.H4];[.J4];[.L4];[.N4];[.P4])" table:content-validation-name="val45" table:style-name="ce19">
            <text:p>20</text:p>
          </table:table-cell>
          <table:table-cell office:value-type="float" office:value="19.767567567567568" table:formula="of:=SUM([.G4];[.I4];[.K4];[.M4];[.O4];[.Q4])" table:content-validation-name="val45" table:style-name="ce19">
            <text:p>20</text:p>
          </table:table-cell>
          <table:table-cell office:value-type="float" office:value="0" table:content-validation-name="val49" table:style-name="ce63">
            <text:p>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9" table:style-name="ce63">
            <text:p>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7" table:style-name="ce61">
            <text:p>0.00</text:p>
          </table:table-cell>
          <table:table-cell office:value-type="float" office:value="0" table:content-validation-name="val48" table:style-name="ce64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45" table:style-name="ce22">
            <text:p>20</text:p>
          </table:table-cell>
          <table:table-cell office:value-type="float" office:value="19.767567567567568" table:formula="of:=[.S4]+[.AA4]" table:content-validation-name="val45" table:style-name="ce22">
            <text:p>20</text:p>
          </table:table-cell>
          <table:table-cell office:value-type="currency" office:value="121497.63" table:content-validation-name="val50" table:style-name="ce15">
            <text:p>£121,497.63</text:p>
          </table:table-cell>
          <table:table-cell office:value-type="currency" office:value="1057.6400000000001" table:content-validation-name="val50" table:style-name="ce15">
            <text:p>£1,057.64</text:p>
          </table:table-cell>
          <table:table-cell office:value-type="currency" office:value="15600" table:content-validation-name="val50" table:style-name="ce15">
            <text:p>£15,60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5452.49" table:content-validation-name="val50" table:style-name="ce15">
            <text:p>£35,452.49</text:p>
          </table:table-cell>
          <table:table-cell office:value-type="currency" office:value="16878.91" table:content-validation-name="val50" table:style-name="ce15">
            <text:p>£16,878.91</text:p>
          </table:table-cell>
          <table:table-cell office:value-type="currency" office:value="190486.67" table:formula="of:=SUM([.AE4:.AJ4])" table:style-name="ce23">
            <text:p>£190,486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90486.67" table:formula="of:=SUM([.AN4];[.AK4])" table:style-name="ce23">
            <text:p>£190,486.67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Nov_2024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875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65">
            <text:p>Attorney General's Departments</text:p>
          </table:table-cell>
          <table:table-cell office:value-type="float" office:value="5" table:content-validation-name="val55" table:style-name="ce67">
            <text:p>5.00</text:p>
          </table:table-cell>
          <table:table-cell office:value-type="float" office:value="5" table:content-validation-name="val54" table:style-name="ce66">
            <text:p>5.00</text:p>
          </table:table-cell>
          <table:table-cell office:value-type="float" office:value="4" table:content-validation-name="val55" table:style-name="ce67">
            <text:p>4.00</text:p>
          </table:table-cell>
          <table:table-cell office:value-type="float" office:value="4" table:content-validation-name="val54" table:style-name="ce66">
            <text:p>4.00</text:p>
          </table:table-cell>
          <table:table-cell office:value-type="float" office:value="15" table:content-validation-name="val55" table:style-name="ce67">
            <text:p>15.00</text:p>
          </table:table-cell>
          <table:table-cell office:value-type="float" office:value="14.625" table:content-validation-name="val54" table:style-name="ce66">
            <text:p>14.63</text:p>
          </table:table-cell>
          <table:table-cell office:value-type="float" office:value="23" table:content-validation-name="val55" table:style-name="ce67">
            <text:p>23.00</text:p>
          </table:table-cell>
          <table:table-cell office:value-type="float" office:value="22.864864864864867" table:content-validation-name="val54" table:style-name="ce66">
            <text:p>22.86</text:p>
          </table:table-cell>
          <table:table-cell office:value-type="float" office:value="6" table:content-validation-name="val55" table:style-name="ce67">
            <text:p>6.00</text:p>
          </table:table-cell>
          <table:table-cell office:value-type="float" office:value="6" table:content-validation-name="val54" table:style-name="ce66">
            <text:p>6.00</text:p>
          </table:table-cell>
          <table:table-cell office:value-type="float" office:value="0" table:content-validation-name="val55" table:style-name="ce67">
            <text:p>0.0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53" table:formula="of:=SUM([.F2];[.H2];[.J2];[.L2];[.N2];[.P2])" table:content-validation-name="val56" table:style-name="ce19">
            <text:p>53</text:p>
          </table:table-cell>
          <table:table-cell office:value-type="float" office:value="52.48986486486487" table:formula="of:=SUM([.G2];[.I2];[.K2];[.M2];[.O2];[.Q2])" table:content-validation-name="val56" table:style-name="ce19">
            <text:p>52</text:p>
          </table:table-cell>
          <table:table-cell office:value-type="float" office:value="0" table:content-validation-name="val52" table:style-name="ce68">
            <text:p>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2" table:style-name="ce68">
            <text:p>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3" table:style-name="ce6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3" table:formula="of:=[.R2]+[.Z2]" table:content-validation-name="val56" table:style-name="ce22">
            <text:p>53</text:p>
          </table:table-cell>
          <table:table-cell office:value-type="float" office:value="52.48986486486487" table:formula="of:=[.S2]+[.AA2]" table:content-validation-name="val56" table:style-name="ce22">
            <text:p>52</text:p>
          </table:table-cell>
          <table:table-cell office:value-type="currency" office:value="300841.14" table:content-validation-name="val51" table:style-name="ce15">
            <text:p>£300,841.14</text:p>
          </table:table-cell>
          <table:table-cell office:value-type="currency" office:value="12094.51" table:content-validation-name="val51" table:style-name="ce15">
            <text:p>£12,094.51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5920.98" table:content-validation-name="val51" table:style-name="ce15">
            <text:p>£85,920.98</text:p>
          </table:table-cell>
          <table:table-cell office:value-type="currency" office:value="37254.879999999997" table:content-validation-name="val51" table:style-name="ce15">
            <text:p>£37,254.88</text:p>
          </table:table-cell>
          <table:table-cell office:value-type="currency" office:value="436611.51" table:formula="of:=SUM([.AE2:.AJ2])" table:style-name="ce23">
            <text:p>£436,611.5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6611.51" table:formula="of:=SUM([.AN2];[.AK2])" table:style-name="ce23">
            <text:p>£436,611.5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Government Legal Department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5">
            <text:p>Attorney General's Departments</text:p>
          </table:table-cell>
          <table:table-cell office:value-type="float" office:value="39" table:content-validation-name="val55" table:style-name="ce67">
            <text:p>39.00</text:p>
          </table:table-cell>
          <table:table-cell office:value-type="float" office:value="36.395345345345355" table:content-validation-name="val54" table:style-name="ce66">
            <text:p>36.40</text:p>
          </table:table-cell>
          <table:table-cell office:value-type="float" office:value="402" table:content-validation-name="val55" table:style-name="ce67">
            <text:p>402.00</text:p>
          </table:table-cell>
          <table:table-cell office:value-type="float" office:value="390.93611111111107" table:content-validation-name="val54" table:style-name="ce66">
            <text:p>390.94</text:p>
          </table:table-cell>
          <table:table-cell office:value-type="float" office:value="375" table:content-validation-name="val55" table:style-name="ce67">
            <text:p>375.00</text:p>
          </table:table-cell>
          <table:table-cell office:value-type="float" office:value="365.8123873873875" table:content-validation-name="val54" table:style-name="ce66">
            <text:p>365.81</text:p>
          </table:table-cell>
          <table:table-cell office:value-type="float" office:value="2097" table:content-validation-name="val55" table:style-name="ce67">
            <text:p>2097.00</text:p>
          </table:table-cell>
          <table:table-cell office:value-type="float" office:value="1934.41388459888" table:content-validation-name="val54" table:style-name="ce66">
            <text:p>1934.41</text:p>
          </table:table-cell>
          <table:table-cell office:value-type="float" office:value="231" table:content-validation-name="val55" table:style-name="ce67">
            <text:p>231.00</text:p>
          </table:table-cell>
          <table:table-cell office:value-type="float" office:value="217.19606606606598" table:content-validation-name="val54" table:style-name="ce66">
            <text:p>217.20</text:p>
          </table:table-cell>
          <table:table-cell office:value-type="float" office:value="0" table:content-validation-name="val55" table:style-name="ce67">
            <text:p>0.0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3144" table:formula="of:=SUM([.F3];[.H3];[.J3];[.L3];[.N3];[.P3])" table:content-validation-name="val56" table:style-name="ce19">
            <text:p>3,144</text:p>
          </table:table-cell>
          <table:table-cell office:value-type="float" office:value="2944.7537945087902" table:formula="of:=SUM([.G3];[.I3];[.K3];[.M3];[.O3];[.Q3])" table:content-validation-name="val56" table:style-name="ce19">
            <text:p>2,945</text:p>
          </table:table-cell>
          <table:table-cell office:value-type="float" office:value="115" table:content-validation-name="val52" table:style-name="ce68">
            <text:p>115</text:p>
          </table:table-cell>
          <table:table-cell office:value-type="float" office:value="113.46695545719936" table:content-validation-name="val54" table:style-name="ce66">
            <text:p>113.47</text:p>
          </table:table-cell>
          <table:table-cell office:value-type="float" office:value="279" table:content-validation-name="val52" table:style-name="ce68">
            <text:p>279</text:p>
          </table:table-cell>
          <table:table-cell office:value-type="float" office:value="276.25135135135139" table:content-validation-name="val54" table:style-name="ce66">
            <text:p>276.25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3" table:style-name="ce69">
            <text:p>0.00</text:p>
          </table:table-cell>
          <table:table-cell office:value-type="float" office:value="394" table:formula="of:=SUM([.T3];[.V3];[.X3])" table:style-name="ce20">
            <text:p>394</text:p>
          </table:table-cell>
          <table:table-cell office:value-type="float" office:value="389.71830680855078" table:formula="of:=SUM([.U3];[.W3];[.Y3])" table:style-name="ce20">
            <text:p>390</text:p>
          </table:table-cell>
          <table:table-cell office:value-type="float" office:value="0" table:style-name="ce21">
            <text:p>0</text:p>
          </table:table-cell>
          <table:table-cell office:value-type="float" office:value="3538" table:formula="of:=[.R3]+[.Z3]" table:content-validation-name="val56" table:style-name="ce22">
            <text:p>3,538</text:p>
          </table:table-cell>
          <table:table-cell office:value-type="float" office:value="3334.4721013173412" table:formula="of:=[.S3]+[.AA3]" table:content-validation-name="val56" table:style-name="ce22">
            <text:p>3,334</text:p>
          </table:table-cell>
          <table:table-cell office:value-type="currency" office:value="16076934.890000001" table:content-validation-name="val51" table:style-name="ce15">
            <text:p>£16,076,934.89</text:p>
          </table:table-cell>
          <table:table-cell office:value-type="currency" office:value="80718.94" table:content-validation-name="val51" table:style-name="ce15">
            <text:p>£80,718.94</text:p>
          </table:table-cell>
          <table:table-cell office:value-type="currency" office:value="44750" table:content-validation-name="val51" table:style-name="ce15">
            <text:p>£44,750.00</text:p>
          </table:table-cell>
          <table:table-cell office:value-type="currency" office:value="36474.47" table:content-validation-name="val51" table:style-name="ce15">
            <text:p>£36,474.47</text:p>
          </table:table-cell>
          <table:table-cell office:value-type="currency" office:value="4558459.66" table:content-validation-name="val51" table:style-name="ce15">
            <text:p>£4,558,459.66</text:p>
          </table:table-cell>
          <table:table-cell office:value-type="currency" office:value="1893851.66" table:content-validation-name="val51" table:style-name="ce15">
            <text:p>£1,893,851.66</text:p>
          </table:table-cell>
          <table:table-cell office:value-type="currency" office:value="22691189.620000001" table:formula="of:=SUM([.AE3:.AJ3])" table:style-name="ce23">
            <text:p>£22,691,189.62</text:p>
          </table:table-cell>
          <table:table-cell office:value-type="currency" office:value="1946605.42" table:content-validation-name="val51" table:style-name="ce17">
            <text:p>£1,946,605.42</text:p>
          </table:table-cell>
          <table:table-cell office:value-type="currency" office:value="325" table:content-validation-name="val51" table:style-name="ce17">
            <text:p>£325.00</text:p>
          </table:table-cell>
          <table:table-cell office:value-type="currency" office:value="1946930.42" table:formula="of:=SUM([.AL3:.AM3])" table:style-name="ce24">
            <text:p>£1,946,930.42</text:p>
          </table:table-cell>
          <table:table-cell office:value-type="currency" office:value="24638120.039999999" table:formula="of:=SUM([.AN3];[.AK3])" table:style-name="ce23">
            <text:p>£24,638,120.04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5">
            <text:p>Attorney General's Departments</text:p>
          </table:table-cell>
          <table:table-cell office:value-type="float" office:value="1" table:content-validation-name="val55" table:style-name="ce67">
            <text:p>1.00</text:p>
          </table:table-cell>
          <table:table-cell office:value-type="float" office:value="1" table:content-validation-name="val54" table:style-name="ce66">
            <text:p>1.00</text:p>
          </table:table-cell>
          <table:table-cell office:value-type="float" office:value="1" table:content-validation-name="val55" table:style-name="ce67">
            <text:p>1.00</text:p>
          </table:table-cell>
          <table:table-cell office:value-type="float" office:value="1" table:content-validation-name="val54" table:style-name="ce66">
            <text:p>1.00</text:p>
          </table:table-cell>
          <table:table-cell office:value-type="float" office:value="0" table:content-validation-name="val55" table:style-name="ce67">
            <text:p>0.0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15" table:content-validation-name="val55" table:style-name="ce67">
            <text:p>15.00</text:p>
          </table:table-cell>
          <table:table-cell office:value-type="float" office:value="14.767567567567568" table:content-validation-name="val54" table:style-name="ce66">
            <text:p>14.77</text:p>
          </table:table-cell>
          <table:table-cell office:value-type="float" office:value="3" table:content-validation-name="val55" table:style-name="ce67">
            <text:p>3.00</text:p>
          </table:table-cell>
          <table:table-cell office:value-type="float" office:value="3" table:content-validation-name="val54" table:style-name="ce66">
            <text:p>3.00</text:p>
          </table:table-cell>
          <table:table-cell office:value-type="float" office:value="0" table:content-validation-name="val55" table:style-name="ce67">
            <text:p>0.0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20" table:formula="of:=SUM([.F4];[.H4];[.J4];[.L4];[.N4];[.P4])" table:content-validation-name="val56" table:style-name="ce19">
            <text:p>20</text:p>
          </table:table-cell>
          <table:table-cell office:value-type="float" office:value="19.767567567567568" table:formula="of:=SUM([.G4];[.I4];[.K4];[.M4];[.O4];[.Q4])" table:content-validation-name="val56" table:style-name="ce19">
            <text:p>20</text:p>
          </table:table-cell>
          <table:table-cell office:value-type="float" office:value="0" table:content-validation-name="val52" table:style-name="ce68">
            <text:p>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2" table:style-name="ce68">
            <text:p>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4" table:style-name="ce66">
            <text:p>0.00</text:p>
          </table:table-cell>
          <table:table-cell office:value-type="float" office:value="0" table:content-validation-name="val53" table:style-name="ce6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56" table:style-name="ce22">
            <text:p>20</text:p>
          </table:table-cell>
          <table:table-cell office:value-type="float" office:value="19.767567567567568" table:formula="of:=[.S4]+[.AA4]" table:content-validation-name="val56" table:style-name="ce22">
            <text:p>20</text:p>
          </table:table-cell>
          <table:table-cell office:value-type="currency" office:value="116490.19" table:content-validation-name="val51" table:style-name="ce15">
            <text:p>£116,490.19</text:p>
          </table:table-cell>
          <table:table-cell office:value-type="currency" office:value="1009.85" table:content-validation-name="val51" table:style-name="ce15">
            <text:p>£1,009.85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33834.14" table:content-validation-name="val51" table:style-name="ce15">
            <text:p>£33,834.14</text:p>
          </table:table-cell>
          <table:table-cell office:value-type="currency" office:value="14167.81" table:content-validation-name="val51" table:style-name="ce15">
            <text:p>£14,167.81</text:p>
          </table:table-cell>
          <table:table-cell office:value-type="currency" office:value="166001.99" table:formula="of:=SUM([.AE4:.AJ4])" table:style-name="ce23">
            <text:p>£166,001.99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66001.99" table:formula="of:=SUM([.AN4];[.AK4])" table:style-name="ce23">
            <text:p>£166,001.99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Dec_2024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70">
            <text:p>Attorney General's Departments</text:p>
          </table:table-cell>
          <table:table-cell office:value-type="float" office:value="6" table:content-validation-name="val62" table:style-name="ce72">
            <text:p>6.00</text:p>
          </table:table-cell>
          <table:table-cell office:value-type="float" office:value="6" table:content-validation-name="val61" table:style-name="ce71">
            <text:p>6.00</text:p>
          </table:table-cell>
          <table:table-cell office:value-type="float" office:value="4" table:content-validation-name="val62" table:style-name="ce72">
            <text:p>4.00</text:p>
          </table:table-cell>
          <table:table-cell office:value-type="float" office:value="4" table:content-validation-name="val61" table:style-name="ce71">
            <text:p>4.00</text:p>
          </table:table-cell>
          <table:table-cell office:value-type="float" office:value="15" table:content-validation-name="val62" table:style-name="ce72">
            <text:p>15.00</text:p>
          </table:table-cell>
          <table:table-cell office:value-type="float" office:value="14.625" table:content-validation-name="val61" table:style-name="ce71">
            <text:p>14.63</text:p>
          </table:table-cell>
          <table:table-cell office:value-type="float" office:value="23" table:content-validation-name="val62" table:style-name="ce72">
            <text:p>23.00</text:p>
          </table:table-cell>
          <table:table-cell office:value-type="float" office:value="22.864864864864863" table:content-validation-name="val61" table:style-name="ce71">
            <text:p>22.86</text:p>
          </table:table-cell>
          <table:table-cell office:value-type="float" office:value="6" table:content-validation-name="val62" table:style-name="ce72">
            <text:p>6.00</text:p>
          </table:table-cell>
          <table:table-cell office:value-type="float" office:value="6" table:content-validation-name="val61" table:style-name="ce71">
            <text:p>6.00</text:p>
          </table:table-cell>
          <table:table-cell office:value-type="float" office:value="0" table:content-validation-name="val62" table:style-name="ce72">
            <text:p>0.0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54" table:formula="of:=SUM([.F2];[.H2];[.J2];[.L2];[.N2];[.P2])" table:content-validation-name="val63" table:style-name="ce19">
            <text:p>54</text:p>
          </table:table-cell>
          <table:table-cell office:value-type="float" office:value="53.489864864864863" table:formula="of:=SUM([.G2];[.I2];[.K2];[.M2];[.O2];[.Q2])" table:content-validation-name="val63" table:style-name="ce19">
            <text:p>53</text:p>
          </table:table-cell>
          <table:table-cell office:value-type="float" office:value="0" table:content-validation-name="val59" table:style-name="ce73">
            <text:p>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59" table:style-name="ce73">
            <text:p>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60" table:style-name="ce7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4" table:formula="of:=[.R2]+[.Z2]" table:content-validation-name="val63" table:style-name="ce22">
            <text:p>54</text:p>
          </table:table-cell>
          <table:table-cell office:value-type="float" office:value="53.489864864864863" table:formula="of:=[.S2]+[.AA2]" table:content-validation-name="val63" table:style-name="ce22">
            <text:p>53</text:p>
          </table:table-cell>
          <table:table-cell office:value-type="currency" office:value="256243.87" table:content-validation-name="val58" table:style-name="ce15">
            <text:p>£256,243.87</text:p>
          </table:table-cell>
          <table:table-cell office:value-type="currency" office:value="10581.58" table:content-validation-name="val58" table:style-name="ce15">
            <text:p>£10,581.58</text:p>
          </table:table-cell>
          <table:table-cell office:value-type="currency" office:value="3000" table:content-validation-name="val58" table:style-name="ce15">
            <text:p>£3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73389.899999999994" table:content-validation-name="val58" table:style-name="ce15">
            <text:p>£73,389.90</text:p>
          </table:table-cell>
          <table:table-cell office:value-type="currency" office:value="31268.78" table:content-validation-name="val58" table:style-name="ce15">
            <text:p>£31,268.78</text:p>
          </table:table-cell>
          <table:table-cell office:value-type="currency" office:value="374484.13" table:formula="of:=SUM([.AE2:.AJ2])" table:style-name="ce23">
            <text:p>£374,484.13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4484.13" table:formula="of:=SUM([.AN2];[.AK2])" table:style-name="ce23">
            <text:p>£374,484.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70">
            <text:p>Attorney General's Departments</text:p>
          </table:table-cell>
          <table:table-cell office:value-type="float" office:value="40" table:content-validation-name="val62" table:style-name="ce72">
            <text:p>40.00</text:p>
          </table:table-cell>
          <table:table-cell office:value-type="float" office:value="37.395345345345355" table:content-validation-name="val61" table:style-name="ce71">
            <text:p>37.40</text:p>
          </table:table-cell>
          <table:table-cell office:value-type="float" office:value="408" table:content-validation-name="val62" table:style-name="ce72">
            <text:p>408.00</text:p>
          </table:table-cell>
          <table:table-cell office:value-type="float" office:value="396.79557057057053" table:content-validation-name="val61" table:style-name="ce71">
            <text:p>396.80</text:p>
          </table:table-cell>
          <table:table-cell office:value-type="float" office:value="367" table:content-validation-name="val62" table:style-name="ce72">
            <text:p>367.00</text:p>
          </table:table-cell>
          <table:table-cell office:value-type="float" office:value="358.01238738738755" table:content-validation-name="val61" table:style-name="ce71">
            <text:p>358.01</text:p>
          </table:table-cell>
          <table:table-cell office:value-type="float" office:value="2119" table:content-validation-name="val62" table:style-name="ce72">
            <text:p>2119.00</text:p>
          </table:table-cell>
          <table:table-cell office:value-type="float" office:value="1955.0694187044139" table:content-validation-name="val61" table:style-name="ce71">
            <text:p>1955.07</text:p>
          </table:table-cell>
          <table:table-cell office:value-type="float" office:value="233" table:content-validation-name="val62" table:style-name="ce72">
            <text:p>233.00</text:p>
          </table:table-cell>
          <table:table-cell office:value-type="float" office:value="218.71768768768763" table:content-validation-name="val61" table:style-name="ce71">
            <text:p>218.72</text:p>
          </table:table-cell>
          <table:table-cell office:value-type="float" office:value="0" table:content-validation-name="val62" table:style-name="ce72">
            <text:p>0.0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3167" table:formula="of:=SUM([.F3];[.H3];[.J3];[.L3];[.N3];[.P3])" table:content-validation-name="val63" table:style-name="ce19">
            <text:p>3,167</text:p>
          </table:table-cell>
          <table:table-cell office:value-type="float" office:value="2965.9904096954047" table:formula="of:=SUM([.G3];[.I3];[.K3];[.M3];[.O3];[.Q3])" table:content-validation-name="val63" table:style-name="ce19">
            <text:p>2,966</text:p>
          </table:table-cell>
          <table:table-cell office:value-type="float" office:value="113" table:content-validation-name="val59" table:style-name="ce73">
            <text:p>113</text:p>
          </table:table-cell>
          <table:table-cell office:value-type="float" office:value="110.66965815990207" table:content-validation-name="val61" table:style-name="ce71">
            <text:p>110.67</text:p>
          </table:table-cell>
          <table:table-cell office:value-type="float" office:value="276" table:content-validation-name="val59" table:style-name="ce73">
            <text:p>276</text:p>
          </table:table-cell>
          <table:table-cell office:value-type="float" office:value="273.25135135135139" table:content-validation-name="val61" table:style-name="ce71">
            <text:p>273.25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60" table:style-name="ce74">
            <text:p>0.00</text:p>
          </table:table-cell>
          <table:table-cell office:value-type="float" office:value="389" table:formula="of:=SUM([.T3];[.V3];[.X3])" table:style-name="ce20">
            <text:p>389</text:p>
          </table:table-cell>
          <table:table-cell office:value-type="float" office:value="383.92100951125349" table:formula="of:=SUM([.U3];[.W3];[.Y3])" table:style-name="ce20">
            <text:p>384</text:p>
          </table:table-cell>
          <table:table-cell office:value-type="float" office:value="0" table:style-name="ce21">
            <text:p>0</text:p>
          </table:table-cell>
          <table:table-cell office:value-type="float" office:value="3556" table:formula="of:=[.R3]+[.Z3]" table:content-validation-name="val63" table:style-name="ce22">
            <text:p>3,556</text:p>
          </table:table-cell>
          <table:table-cell office:value-type="float" office:value="3349.9114192066581" table:formula="of:=[.S3]+[.AA3]" table:content-validation-name="val63" table:style-name="ce22">
            <text:p>3,350</text:p>
          </table:table-cell>
          <table:table-cell office:value-type="currency" office:value="15115732.49" table:content-validation-name="val58" table:style-name="ce15">
            <text:p>£15,115,732.49</text:p>
          </table:table-cell>
          <table:table-cell office:value-type="currency" office:value="70416.53" table:content-validation-name="val58" table:style-name="ce15">
            <text:p>£70,416.53</text:p>
          </table:table-cell>
          <table:table-cell office:value-type="currency" office:value="137800" table:content-validation-name="val58" table:style-name="ce15">
            <text:p>£137,800.00</text:p>
          </table:table-cell>
          <table:table-cell office:value-type="currency" office:value="52306.98" table:content-validation-name="val58" table:style-name="ce15">
            <text:p>£52,306.98</text:p>
          </table:table-cell>
          <table:table-cell office:value-type="currency" office:value="4313161.9800000004" table:content-validation-name="val58" table:style-name="ce15">
            <text:p>£4,313,161.98</text:p>
          </table:table-cell>
          <table:table-cell office:value-type="currency" office:value="1789629.49" table:content-validation-name="val58" table:style-name="ce15">
            <text:p>£1,789,629.49</text:p>
          </table:table-cell>
          <table:table-cell office:value-type="currency" office:value="21479047.469999999" table:formula="of:=SUM([.AE3:.AJ3])" table:style-name="ce23">
            <text:p>£21,479,047.47</text:p>
          </table:table-cell>
          <table:table-cell office:value-type="currency" office:value="2567980.66" table:content-validation-name="val58" table:style-name="ce17">
            <text:p>£2,567,980.66</text:p>
          </table:table-cell>
          <table:table-cell office:value-type="currency" office:value="20900" table:content-validation-name="val58" table:style-name="ce17">
            <text:p>£20,900.00</text:p>
          </table:table-cell>
          <table:table-cell office:value-type="currency" office:value="2588880.66" table:formula="of:=SUM([.AL3:.AM3])" table:style-name="ce24">
            <text:p>£2,588,880.66</text:p>
          </table:table-cell>
          <table:table-cell office:value-type="currency" office:value="24067928.129999999" table:formula="of:=SUM([.AN3];[.AK3])" table:style-name="ce23">
            <text:p>£24,067,928.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70">
            <text:p>Attorney General's Departments</text:p>
          </table:table-cell>
          <table:table-cell office:value-type="float" office:value="1" table:content-validation-name="val62" table:style-name="ce72">
            <text:p>1.00</text:p>
          </table:table-cell>
          <table:table-cell office:value-type="float" office:value="1" table:content-validation-name="val61" table:style-name="ce71">
            <text:p>1.00</text:p>
          </table:table-cell>
          <table:table-cell office:value-type="float" office:value="1" table:content-validation-name="val62" table:style-name="ce72">
            <text:p>1.00</text:p>
          </table:table-cell>
          <table:table-cell office:value-type="float" office:value="1" table:content-validation-name="val61" table:style-name="ce71">
            <text:p>1.00</text:p>
          </table:table-cell>
          <table:table-cell office:value-type="float" office:value="1" table:content-validation-name="val62" table:style-name="ce72">
            <text:p>1.00</text:p>
          </table:table-cell>
          <table:table-cell office:value-type="float" office:value="1" table:content-validation-name="val61" table:style-name="ce71">
            <text:p>1.00</text:p>
          </table:table-cell>
          <table:table-cell office:value-type="float" office:value="15" table:content-validation-name="val62" table:style-name="ce72">
            <text:p>15.00</text:p>
          </table:table-cell>
          <table:table-cell office:value-type="float" office:value="14.767567567567568" table:content-validation-name="val61" table:style-name="ce71">
            <text:p>14.77</text:p>
          </table:table-cell>
          <table:table-cell office:value-type="float" office:value="3" table:content-validation-name="val62" table:style-name="ce72">
            <text:p>3.00</text:p>
          </table:table-cell>
          <table:table-cell office:value-type="float" office:value="3" table:content-validation-name="val61" table:style-name="ce71">
            <text:p>3.00</text:p>
          </table:table-cell>
          <table:table-cell office:value-type="float" office:value="0" table:content-validation-name="val62" table:style-name="ce72">
            <text:p>0.0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21" table:formula="of:=SUM([.F4];[.H4];[.J4];[.L4];[.N4];[.P4])" table:content-validation-name="val63" table:style-name="ce19">
            <text:p>21</text:p>
          </table:table-cell>
          <table:table-cell office:value-type="float" office:value="20.767567567567568" table:formula="of:=SUM([.G4];[.I4];[.K4];[.M4];[.O4];[.Q4])" table:content-validation-name="val63" table:style-name="ce19">
            <text:p>21</text:p>
          </table:table-cell>
          <table:table-cell office:value-type="float" office:value="0" table:content-validation-name="val59" table:style-name="ce73">
            <text:p>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59" table:style-name="ce73">
            <text:p>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61" table:style-name="ce71">
            <text:p>0.00</text:p>
          </table:table-cell>
          <table:table-cell office:value-type="float" office:value="0" table:content-validation-name="val60" table:style-name="ce74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" table:formula="of:=[.R4]+[.Z4]" table:content-validation-name="val63" table:style-name="ce22">
            <text:p>21</text:p>
          </table:table-cell>
          <table:table-cell office:value-type="float" office:value="20.767567567567568" table:formula="of:=[.S4]+[.AA4]" table:content-validation-name="val63" table:style-name="ce22">
            <text:p>21</text:p>
          </table:table-cell>
          <table:table-cell office:value-type="currency" office:value="115266.26" table:content-validation-name="val58" table:style-name="ce15">
            <text:p>£115,266.26</text:p>
          </table:table-cell>
          <table:table-cell office:value-type="currency" office:value="1009.85" table:content-validation-name="val58" table:style-name="ce15">
            <text:p>£1,009.85</text:p>
          </table:table-cell>
          <table:table-cell office:value-type="currency" office:value="3000" table:content-validation-name="val58" table:style-name="ce15">
            <text:p>£3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33479.56" table:content-validation-name="val58" table:style-name="ce15">
            <text:p>£33,479.56</text:p>
          </table:table-cell>
          <table:table-cell office:value-type="currency" office:value="14263.44" table:content-validation-name="val58" table:style-name="ce15">
            <text:p>£14,263.44</text:p>
          </table:table-cell>
          <table:table-cell office:value-type="currency" office:value="167019.10999999999" table:formula="of:=SUM([.AE4:.AJ4])" table:style-name="ce23">
            <text:p>£167,019.11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67019.10999999999" table:formula="of:=SUM([.AN4];[.AK4])" table:style-name="ce23">
            <text:p>£167,019.1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an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75">
            <text:p>Attorney General's Departments</text:p>
          </table:table-cell>
          <table:table-cell office:value-type="float" office:value="7" table:content-validation-name="val67" table:style-name="ce76">
            <text:p>7.00</text:p>
          </table:table-cell>
          <table:table-cell office:value-type="float" office:value="7" table:content-validation-name="val68" table:style-name="ce77">
            <text:p>7.00</text:p>
          </table:table-cell>
          <table:table-cell office:value-type="float" office:value="4" table:content-validation-name="val67" table:style-name="ce76">
            <text:p>4.00</text:p>
          </table:table-cell>
          <table:table-cell office:value-type="float" office:value="4" table:content-validation-name="val68" table:style-name="ce77">
            <text:p>4.00</text:p>
          </table:table-cell>
          <table:table-cell office:value-type="float" office:value="15" table:content-validation-name="val67" table:style-name="ce76">
            <text:p>15.00</text:p>
          </table:table-cell>
          <table:table-cell office:value-type="float" office:value="14.833333333333334" table:content-validation-name="val68" table:style-name="ce77">
            <text:p>14.83</text:p>
          </table:table-cell>
          <table:table-cell office:value-type="float" office:value="23" table:content-validation-name="val67" table:style-name="ce76">
            <text:p>23.00</text:p>
          </table:table-cell>
          <table:table-cell office:value-type="float" office:value="22.864864864864867" table:content-validation-name="val68" table:style-name="ce77">
            <text:p>22.86</text:p>
          </table:table-cell>
          <table:table-cell office:value-type="float" office:value="6" table:content-validation-name="val67" table:style-name="ce76">
            <text:p>6.00</text:p>
          </table:table-cell>
          <table:table-cell office:value-type="float" office:value="6" table:content-validation-name="val68" table:style-name="ce77">
            <text:p>6.00</text:p>
          </table:table-cell>
          <table:table-cell office:value-type="float" office:value="0" table:content-validation-name="val67" table:style-name="ce76">
            <text:p>0.00</text:p>
          </table:table-cell>
          <table:table-cell office:value-type="float" office:value="0" table:content-validation-name="val68" table:style-name="ce77">
            <text:p>0.00</text:p>
          </table:table-cell>
          <table:table-cell office:value-type="float" office:value="55" table:formula="of:=SUM([.F2];[.H2];[.J2];[.L2];[.N2];[.P2])" table:content-validation-name="val66" table:style-name="ce19">
            <text:p>55</text:p>
          </table:table-cell>
          <table:table-cell office:value-type="float" office:value="54.698198198198199" table:formula="of:=SUM([.G2];[.I2];[.K2];[.M2];[.O2];[.Q2])" table:content-validation-name="val66" table:style-name="ce19">
            <text:p>55</text:p>
          </table:table-cell>
          <table:table-cell office:value-type="float" office:value="0" table:content-validation-name="val70" table:style-name="ce79">
            <text:p>0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70" table:style-name="ce79">
            <text:p>0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69" table:style-name="ce8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5" table:formula="of:=[.R2]+[.Z2]" table:content-validation-name="val66" table:style-name="ce22">
            <text:p>55</text:p>
          </table:table-cell>
          <table:table-cell office:value-type="float" office:value="54.698198198198199" table:formula="of:=[.S2]+[.AA2]" table:content-validation-name="val66" table:style-name="ce22">
            <text:p>55</text:p>
          </table:table-cell>
          <table:table-cell office:value-type="currency" office:value="256564.39" table:content-validation-name="val71" table:style-name="ce15">
            <text:p>£256,564.39</text:p>
          </table:table-cell>
          <table:table-cell office:value-type="currency" office:value="10618.66" table:content-validation-name="val71" table:style-name="ce15">
            <text:p>£10,618.6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73813.56" table:content-validation-name="val71" table:style-name="ce15">
            <text:p>£73,813.56</text:p>
          </table:table-cell>
          <table:table-cell office:value-type="currency" office:value="30904.12" table:content-validation-name="val71" table:style-name="ce15">
            <text:p>£30,904.12</text:p>
          </table:table-cell>
          <table:table-cell office:value-type="currency" office:value="371900.73" table:formula="of:=SUM([.AE2:.AJ2])" table:style-name="ce23">
            <text:p>£371,900.73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1900.73" table:formula="of:=SUM([.AN2];[.AK2])" table:style-name="ce23">
            <text:p>£371,900.7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Government Legal Department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5">
            <text:p>Attorney General's Departments</text:p>
          </table:table-cell>
          <table:table-cell office:value-type="float" office:value="39" table:content-validation-name="val67" table:style-name="ce76">
            <text:p>39.00</text:p>
          </table:table-cell>
          <table:table-cell office:value-type="float" office:value="35.995345345345349" table:content-validation-name="val68" table:style-name="ce77">
            <text:p>36.00</text:p>
          </table:table-cell>
          <table:table-cell office:value-type="float" office:value="415" table:content-validation-name="val67" table:style-name="ce76">
            <text:p>415.00</text:p>
          </table:table-cell>
          <table:table-cell office:value-type="float" office:value="403.95097597597595" table:content-validation-name="val68" table:style-name="ce77">
            <text:p>403.95</text:p>
          </table:table-cell>
          <table:table-cell office:value-type="float" office:value="378" table:content-validation-name="val67" table:style-name="ce76">
            <text:p>378.00</text:p>
          </table:table-cell>
          <table:table-cell office:value-type="float" office:value="369.25563063063078" table:content-validation-name="val68" table:style-name="ce77">
            <text:p>369.26</text:p>
          </table:table-cell>
          <table:table-cell office:value-type="float" office:value="2117" table:content-validation-name="val67" table:style-name="ce76">
            <text:p>2117.00</text:p>
          </table:table-cell>
          <table:table-cell office:value-type="float" office:value="1953.8112205062162" table:content-validation-name="val68" table:style-name="ce77">
            <text:p>1953.81</text:p>
          </table:table-cell>
          <table:table-cell office:value-type="float" office:value="236" table:content-validation-name="val67" table:style-name="ce76">
            <text:p>236.00</text:p>
          </table:table-cell>
          <table:table-cell office:value-type="float" office:value="220.43390390390383" table:content-validation-name="val68" table:style-name="ce77">
            <text:p>220.43</text:p>
          </table:table-cell>
          <table:table-cell office:value-type="float" office:value="0" table:content-validation-name="val67" table:style-name="ce76">
            <text:p>0.00</text:p>
          </table:table-cell>
          <table:table-cell office:value-type="float" office:value="0" table:content-validation-name="val68" table:style-name="ce77">
            <text:p>0.00</text:p>
          </table:table-cell>
          <table:table-cell office:value-type="float" office:value="3185" table:formula="of:=SUM([.F3];[.H3];[.J3];[.L3];[.N3];[.P3])" table:content-validation-name="val66" table:style-name="ce19">
            <text:p>3,185</text:p>
          </table:table-cell>
          <table:table-cell office:value-type="float" office:value="2983.447076362072" table:formula="of:=SUM([.G3];[.I3];[.K3];[.M3];[.O3];[.Q3])" table:content-validation-name="val66" table:style-name="ce19">
            <text:p>2,983</text:p>
          </table:table-cell>
          <table:table-cell office:value-type="float" office:value="109" table:content-validation-name="val70" table:style-name="ce79">
            <text:p>109</text:p>
          </table:table-cell>
          <table:table-cell office:value-type="float" office:value="106.66965815990207" table:content-validation-name="val68" table:style-name="ce78">
            <text:p>106.67</text:p>
          </table:table-cell>
          <table:table-cell office:value-type="float" office:value="282" table:content-validation-name="val70" table:style-name="ce79">
            <text:p>282</text:p>
          </table:table-cell>
          <table:table-cell office:value-type="float" office:value="278.85135135135135" table:content-validation-name="val68" table:style-name="ce78">
            <text:p>278.85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69" table:style-name="ce80">
            <text:p>0.00</text:p>
          </table:table-cell>
          <table:table-cell office:value-type="float" office:value="391" table:formula="of:=SUM([.T3];[.V3];[.X3])" table:style-name="ce20">
            <text:p>391</text:p>
          </table:table-cell>
          <table:table-cell office:value-type="float" office:value="385.5210095112534" table:formula="of:=SUM([.U3];[.W3];[.Y3])" table:style-name="ce20">
            <text:p>386</text:p>
          </table:table-cell>
          <table:table-cell office:value-type="float" office:value="0" table:style-name="ce21">
            <text:p>0</text:p>
          </table:table-cell>
          <table:table-cell office:value-type="float" office:value="3576" table:formula="of:=[.R3]+[.Z3]" table:content-validation-name="val66" table:style-name="ce22">
            <text:p>3,576</text:p>
          </table:table-cell>
          <table:table-cell office:value-type="float" office:value="3368.9680858733254" table:formula="of:=[.S3]+[.AA3]" table:content-validation-name="val66" table:style-name="ce22">
            <text:p>3,369</text:p>
          </table:table-cell>
          <table:table-cell office:value-type="currency" office:value="15133466.98" table:content-validation-name="val71" table:style-name="ce15">
            <text:p>£15,133,466.98</text:p>
          </table:table-cell>
          <table:table-cell office:value-type="currency" office:value="99190.33" table:content-validation-name="val71" table:style-name="ce15">
            <text:p>£99,190.33</text:p>
          </table:table-cell>
          <table:table-cell office:value-type="currency" office:value="37750" table:content-validation-name="val71" table:style-name="ce15">
            <text:p>£37,750.00</text:p>
          </table:table-cell>
          <table:table-cell office:value-type="currency" office:value="17290.009999999998" table:content-validation-name="val71" table:style-name="ce15">
            <text:p>£17,290.01</text:p>
          </table:table-cell>
          <table:table-cell office:value-type="currency" office:value="4344694.92" table:content-validation-name="val71" table:style-name="ce15">
            <text:p>£4,344,694.92</text:p>
          </table:table-cell>
          <table:table-cell office:value-type="currency" office:value="1773628.37" table:content-validation-name="val71" table:style-name="ce15">
            <text:p>£1,773,628.37</text:p>
          </table:table-cell>
          <table:table-cell office:value-type="currency" office:value="21406020.610000003" table:formula="of:=SUM([.AE3:.AJ3])" table:style-name="ce23">
            <text:p>£21,406,020.61</text:p>
          </table:table-cell>
          <table:table-cell office:value-type="currency" office:value="2096056.94" table:content-validation-name="val71" table:style-name="ce17">
            <text:p>£2,096,056.94</text:p>
          </table:table-cell>
          <table:table-cell office:value-type="currency" office:value="16503.189999999999" table:content-validation-name="val71" table:style-name="ce17">
            <text:p>£16,503.19</text:p>
          </table:table-cell>
          <table:table-cell office:value-type="currency" office:value="2112560.13" table:formula="of:=SUM([.AL3:.AM3])" table:style-name="ce24">
            <text:p>£2,112,560.13</text:p>
          </table:table-cell>
          <table:table-cell office:value-type="currency" office:value="23518580.740000002" table:formula="of:=SUM([.AN3];[.AK3])" table:style-name="ce23">
            <text:p>£23,518,580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5">
            <text:p>Attorney General's Departments</text:p>
          </table:table-cell>
          <table:table-cell office:value-type="float" office:value="1" table:content-validation-name="val67" table:style-name="ce76">
            <text:p>1.00</text:p>
          </table:table-cell>
          <table:table-cell office:value-type="float" office:value="1" table:content-validation-name="val68" table:style-name="ce77">
            <text:p>1.00</text:p>
          </table:table-cell>
          <table:table-cell office:value-type="float" office:value="1" table:content-validation-name="val67" table:style-name="ce76">
            <text:p>1.00</text:p>
          </table:table-cell>
          <table:table-cell office:value-type="float" office:value="1" table:content-validation-name="val68" table:style-name="ce77">
            <text:p>1.00</text:p>
          </table:table-cell>
          <table:table-cell office:value-type="float" office:value="1" table:content-validation-name="val67" table:style-name="ce76">
            <text:p>1.00</text:p>
          </table:table-cell>
          <table:table-cell office:value-type="float" office:value="1" table:content-validation-name="val68" table:style-name="ce77">
            <text:p>1.00</text:p>
          </table:table-cell>
          <table:table-cell office:value-type="float" office:value="15" table:content-validation-name="val67" table:style-name="ce76">
            <text:p>15.00</text:p>
          </table:table-cell>
          <table:table-cell office:value-type="float" office:value="14.767567567567568" table:content-validation-name="val68" table:style-name="ce77">
            <text:p>14.77</text:p>
          </table:table-cell>
          <table:table-cell office:value-type="float" office:value="3" table:content-validation-name="val67" table:style-name="ce76">
            <text:p>3.00</text:p>
          </table:table-cell>
          <table:table-cell office:value-type="float" office:value="3" table:content-validation-name="val68" table:style-name="ce77">
            <text:p>3.00</text:p>
          </table:table-cell>
          <table:table-cell office:value-type="float" office:value="0" table:content-validation-name="val67" table:style-name="ce76">
            <text:p>0.00</text:p>
          </table:table-cell>
          <table:table-cell office:value-type="float" office:value="0" table:content-validation-name="val68" table:style-name="ce77">
            <text:p>0.00</text:p>
          </table:table-cell>
          <table:table-cell office:value-type="float" office:value="21" table:formula="of:=SUM([.F4];[.H4];[.J4];[.L4];[.N4];[.P4])" table:content-validation-name="val66" table:style-name="ce19">
            <text:p>21</text:p>
          </table:table-cell>
          <table:table-cell office:value-type="float" office:value="20.767567567567568" table:formula="of:=SUM([.G4];[.I4];[.K4];[.M4];[.O4];[.Q4])" table:content-validation-name="val66" table:style-name="ce19">
            <text:p>21</text:p>
          </table:table-cell>
          <table:table-cell office:value-type="float" office:value="0" table:content-validation-name="val70" table:style-name="ce79">
            <text:p>0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70" table:style-name="ce79">
            <text:p>0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68" table:style-name="ce78">
            <text:p>0.00</text:p>
          </table:table-cell>
          <table:table-cell office:value-type="float" office:value="0" table:content-validation-name="val69" table:style-name="ce8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" table:formula="of:=[.R4]+[.Z4]" table:content-validation-name="val66" table:style-name="ce22">
            <text:p>21</text:p>
          </table:table-cell>
          <table:table-cell office:value-type="float" office:value="20.767567567567568" table:formula="of:=[.S4]+[.AA4]" table:content-validation-name="val66" table:style-name="ce22">
            <text:p>21</text:p>
          </table:table-cell>
          <table:table-cell office:value-type="currency" office:value="113826.13" table:content-validation-name="val71" table:style-name="ce15">
            <text:p>£113,826.13</text:p>
          </table:table-cell>
          <table:table-cell office:value-type="currency" office:value="848.96" table:content-validation-name="val71" table:style-name="ce15">
            <text:p>£848.9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33015.75" table:content-validation-name="val71" table:style-name="ce15">
            <text:p>£33,015.75</text:p>
          </table:table-cell>
          <table:table-cell office:value-type="currency" office:value="13628.5" table:content-validation-name="val71" table:style-name="ce15">
            <text:p>£13,628.50</text:p>
          </table:table-cell>
          <table:table-cell office:value-type="currency" office:value="161319.34000000003" table:formula="of:=SUM([.AE4:.AJ4])" table:style-name="ce23">
            <text:p>£161,319.34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61319.34000000003" table:formula="of:=SUM([.AN4];[.AK4])" table:style-name="ce23">
            <text:p>£161,319.34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Feb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81">
            <text:p>Attorney General's Departments</text:p>
          </table:table-cell>
          <table:table-cell office:value-type="float" office:value="7" table:content-validation-name="val74" table:style-name="ce82">
            <text:p>7.00</text:p>
          </table:table-cell>
          <table:table-cell office:value-type="float" office:value="7" table:content-validation-name="val75" table:style-name="ce83">
            <text:p>7.00</text:p>
          </table:table-cell>
          <table:table-cell office:value-type="float" office:value="4" table:content-validation-name="val74" table:style-name="ce82">
            <text:p>4.00</text:p>
          </table:table-cell>
          <table:table-cell office:value-type="float" office:value="4" table:content-validation-name="val75" table:style-name="ce83">
            <text:p>4.00</text:p>
          </table:table-cell>
          <table:table-cell office:value-type="float" office:value="16" table:content-validation-name="val74" table:style-name="ce82">
            <text:p>16.00</text:p>
          </table:table-cell>
          <table:table-cell office:value-type="float" office:value="15.833333333333334" table:content-validation-name="val75" table:style-name="ce83">
            <text:p>15.83</text:p>
          </table:table-cell>
          <table:table-cell office:value-type="float" office:value="25" table:content-validation-name="val74" table:style-name="ce82">
            <text:p>25.00</text:p>
          </table:table-cell>
          <table:table-cell office:value-type="float" office:value="24.864864864864867" table:content-validation-name="val75" table:style-name="ce83">
            <text:p>24.86</text:p>
          </table:table-cell>
          <table:table-cell office:value-type="float" office:value="6" table:content-validation-name="val74" table:style-name="ce82">
            <text:p>6.00</text:p>
          </table:table-cell>
          <table:table-cell office:value-type="float" office:value="6" table:content-validation-name="val75" table:style-name="ce83">
            <text:p>6.00</text:p>
          </table:table-cell>
          <table:table-cell table:content-validation-name="val74" table:style-name="ce82"/>
          <table:table-cell table:content-validation-name="val75" table:style-name="ce83"/>
          <table:table-cell office:value-type="float" office:value="58" table:formula="of:=SUM([.F2];[.H2];[.J2];[.L2];[.N2];[.P2])" table:content-validation-name="val73" table:style-name="ce19">
            <text:p>58</text:p>
          </table:table-cell>
          <table:table-cell office:value-type="float" office:value="57.698198198198199" table:formula="of:=SUM([.G2];[.I2];[.K2];[.M2];[.O2];[.Q2])" table:content-validation-name="val73" table:style-name="ce19">
            <text:p>58</text:p>
          </table:table-cell>
          <table:table-cell table:content-validation-name="val77" table:style-name="ce87"/>
          <table:table-cell table:content-validation-name="val75" table:style-name="ce85"/>
          <table:table-cell table:content-validation-name="val77" table:style-name="ce87"/>
          <table:table-cell table:content-validation-name="val75" table:style-name="ce85"/>
          <table:table-cell table:content-validation-name="val75" table:style-name="ce85"/>
          <table:table-cell table:content-validation-name="val76" table:style-name="ce88"/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8" table:formula="of:=[.R2]+[.Z2]" table:content-validation-name="val73" table:style-name="ce22">
            <text:p>58</text:p>
          </table:table-cell>
          <table:table-cell office:value-type="float" office:value="57.698198198198199" table:formula="of:=[.S2]+[.AA2]" table:content-validation-name="val73" table:style-name="ce22">
            <text:p>58</text:p>
          </table:table-cell>
          <table:table-cell office:value-type="currency" office:value="270677.17" table:content-validation-name="val78" table:style-name="ce27">
            <text:p>£270,677.17</text:p>
          </table:table-cell>
          <table:table-cell office:value-type="currency" office:value="10088.36" table:content-validation-name="val78" table:style-name="ce27">
            <text:p>£10,088.36</text:p>
          </table:table-cell>
          <table:table-cell office:value-type="currency" office:value="0" table:content-validation-name="val78" table:style-name="ce27">
            <text:p>£0.00</text:p>
          </table:table-cell>
          <table:table-cell office:value-type="currency" office:value="0" table:content-validation-name="val78" table:style-name="ce27">
            <text:p>£0.00</text:p>
          </table:table-cell>
          <table:table-cell office:value-type="currency" office:value="77838.460000000006" table:content-validation-name="val78" table:style-name="ce27">
            <text:p>£77,838.46</text:p>
          </table:table-cell>
          <table:table-cell office:value-type="currency" office:value="32464.69" table:content-validation-name="val78" table:style-name="ce27">
            <text:p>£32,464.69</text:p>
          </table:table-cell>
          <table:table-cell office:value-type="currency" office:value="391068.68" table:formula="of:=SUM([.AE2:.AJ2])" table:style-name="ce23">
            <text:p>£391,068.68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391068.68" table:formula="of:=SUM([.AN2];[.AK2])" table:style-name="ce23">
            <text:p>£391,068.68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Government Legal Department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81">
            <text:p>Attorney General's Departments</text:p>
          </table:table-cell>
          <table:table-cell office:value-type="float" office:value="38" table:content-validation-name="val74" table:style-name="ce82">
            <text:p>38.00</text:p>
          </table:table-cell>
          <table:table-cell office:value-type="float" office:value="34.995345345345349" table:content-validation-name="val75" table:style-name="ce83">
            <text:p>35.00</text:p>
          </table:table-cell>
          <table:table-cell office:value-type="float" office:value="419" table:content-validation-name="val74" table:style-name="ce82">
            <text:p>419.00</text:p>
          </table:table-cell>
          <table:table-cell office:value-type="float" office:value="407.273048048048" table:content-validation-name="val75" table:style-name="ce83">
            <text:p>407.27</text:p>
          </table:table-cell>
          <table:table-cell office:value-type="float" office:value="371" table:content-validation-name="val74" table:style-name="ce82">
            <text:p>371.00</text:p>
          </table:table-cell>
          <table:table-cell office:value-type="float" office:value="362.34752252252258" table:content-validation-name="val75" table:style-name="ce83">
            <text:p>362.35</text:p>
          </table:table-cell>
          <table:table-cell office:value-type="float" office:value="2104" table:content-validation-name="val74" table:style-name="ce82">
            <text:p>2104.00</text:p>
          </table:table-cell>
          <table:table-cell office:value-type="float" office:value="1940.377977262973" table:content-validation-name="val75" table:style-name="ce83">
            <text:p>1940.38</text:p>
          </table:table-cell>
          <table:table-cell office:value-type="float" office:value="236" table:content-validation-name="val74" table:style-name="ce82">
            <text:p>236.00</text:p>
          </table:table-cell>
          <table:table-cell office:value-type="float" office:value="221.37534534534527" table:content-validation-name="val75" table:style-name="ce83">
            <text:p>221.38</text:p>
          </table:table-cell>
          <table:table-cell table:content-validation-name="val74" table:style-name="ce82"/>
          <table:table-cell table:content-validation-name="val75" table:style-name="ce83"/>
          <table:table-cell office:value-type="float" office:value="3168" table:formula="of:=SUM([.F3];[.H3];[.J3];[.L3];[.N3];[.P3])" table:content-validation-name="val73" table:style-name="ce19">
            <text:p>3,168</text:p>
          </table:table-cell>
          <table:table-cell office:value-type="float" office:value="2966.3692385242339" table:formula="of:=SUM([.G3];[.I3];[.K3];[.M3];[.O3];[.Q3])" table:content-validation-name="val73" table:style-name="ce19">
            <text:p>2,966</text:p>
          </table:table-cell>
          <table:table-cell office:value-type="float" office:value="109" table:content-validation-name="val77" table:style-name="ce86">
            <text:p>109</text:p>
          </table:table-cell>
          <table:table-cell office:value-type="float" office:value="106.95537244561636" table:content-validation-name="val75" table:style-name="ce84">
            <text:p>106.96</text:p>
          </table:table-cell>
          <table:table-cell office:value-type="float" office:value="280" table:content-validation-name="val77" table:style-name="ce86">
            <text:p>280</text:p>
          </table:table-cell>
          <table:table-cell office:value-type="float" office:value="277.25135135135139" table:content-validation-name="val75" table:style-name="ce84">
            <text:p>277.25</text:p>
          </table:table-cell>
          <table:table-cell office:value-type="float" office:value="0" table:content-validation-name="val75" table:style-name="ce84">
            <text:p>0.00</text:p>
          </table:table-cell>
          <table:table-cell office:value-type="float" office:value="0" table:content-validation-name="val76" table:style-name="ce89">
            <text:p>0.00</text:p>
          </table:table-cell>
          <table:table-cell office:value-type="float" office:value="389" table:formula="of:=SUM([.T3];[.V3];[.X3])" table:style-name="ce20">
            <text:p>389</text:p>
          </table:table-cell>
          <table:table-cell office:value-type="float" office:value="384.20672379696776" table:formula="of:=SUM([.U3];[.W3];[.Y3])" table:style-name="ce20">
            <text:p>384</text:p>
          </table:table-cell>
          <table:table-cell office:value-type="float" office:value="0" table:style-name="ce21">
            <text:p>0</text:p>
          </table:table-cell>
          <table:table-cell office:value-type="float" office:value="3557" table:formula="of:=[.R3]+[.Z3]" table:content-validation-name="val73" table:style-name="ce22">
            <text:p>3,557</text:p>
          </table:table-cell>
          <table:table-cell office:value-type="float" office:value="3350.5759623212016" table:formula="of:=[.S3]+[.AA3]" table:content-validation-name="val73" table:style-name="ce22">
            <text:p>3,351</text:p>
          </table:table-cell>
          <table:table-cell office:value-type="currency" office:value="15161734.029999999" table:content-validation-name="val78" table:style-name="ce27">
            <text:p>£15,161,734.03</text:p>
          </table:table-cell>
          <table:table-cell office:value-type="currency" office:value="70528.960000000006" table:content-validation-name="val78" table:style-name="ce27">
            <text:p>£70,528.96</text:p>
          </table:table-cell>
          <table:table-cell office:value-type="currency" office:value="51700" table:content-validation-name="val78" table:style-name="ce27">
            <text:p>£51,700.00</text:p>
          </table:table-cell>
          <table:table-cell office:value-type="currency" office:value="28531.63" table:content-validation-name="val78" table:style-name="ce27">
            <text:p>£28,531.63</text:p>
          </table:table-cell>
          <table:table-cell office:value-type="currency" office:value="4308467.24" table:content-validation-name="val78" table:style-name="ce27">
            <text:p>£4,308,467.24</text:p>
          </table:table-cell>
          <table:table-cell office:value-type="currency" office:value="1776232.58" table:content-validation-name="val78" table:style-name="ce27">
            <text:p>£1,776,232.58</text:p>
          </table:table-cell>
          <table:table-cell office:value-type="currency" office:value="21397194.439999998" table:formula="of:=SUM([.AE3:.AJ3])" table:style-name="ce23">
            <text:p>£21,397,194.44</text:p>
          </table:table-cell>
          <table:table-cell office:value-type="currency" office:value="2468477.52" table:content-validation-name="val78" table:style-name="ce28">
            <text:p>£2,468,477.52</text:p>
          </table:table-cell>
          <table:table-cell office:value-type="currency" office:value="650" table:content-validation-name="val78" table:style-name="ce28">
            <text:p>£650.00</text:p>
          </table:table-cell>
          <table:table-cell office:value-type="currency" office:value="2469127.52" table:formula="of:=SUM([.AL3:.AM3])" table:style-name="ce24">
            <text:p>£2,469,127.52</text:p>
          </table:table-cell>
          <table:table-cell office:value-type="currency" office:value="23866321.959999997" table:formula="of:=SUM([.AN3];[.AK3])" table:style-name="ce23">
            <text:p>£23,866,321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81">
            <text:p>Attorney General's Departments</text:p>
          </table:table-cell>
          <table:table-cell office:value-type="float" office:value="1" table:content-validation-name="val74" table:style-name="ce82">
            <text:p>1.00</text:p>
          </table:table-cell>
          <table:table-cell office:value-type="float" office:value="1" table:content-validation-name="val75" table:style-name="ce83">
            <text:p>1.00</text:p>
          </table:table-cell>
          <table:table-cell office:value-type="float" office:value="1" table:content-validation-name="val74" table:style-name="ce82">
            <text:p>1.00</text:p>
          </table:table-cell>
          <table:table-cell office:value-type="float" office:value="1" table:content-validation-name="val75" table:style-name="ce83">
            <text:p>1.00</text:p>
          </table:table-cell>
          <table:table-cell office:value-type="float" office:value="1" table:content-validation-name="val74" table:style-name="ce82">
            <text:p>1.00</text:p>
          </table:table-cell>
          <table:table-cell office:value-type="float" office:value="1" table:content-validation-name="val75" table:style-name="ce83">
            <text:p>1.00</text:p>
          </table:table-cell>
          <table:table-cell office:value-type="float" office:value="19" table:content-validation-name="val74" table:style-name="ce82">
            <text:p>19.00</text:p>
          </table:table-cell>
          <table:table-cell office:value-type="float" office:value="18.740540540540543" table:content-validation-name="val75" table:style-name="ce83">
            <text:p>18.74</text:p>
          </table:table-cell>
          <table:table-cell office:value-type="float" office:value="2" table:content-validation-name="val74" table:style-name="ce82">
            <text:p>2.00</text:p>
          </table:table-cell>
          <table:table-cell office:value-type="float" office:value="2" table:content-validation-name="val75" table:style-name="ce83">
            <text:p>2.00</text:p>
          </table:table-cell>
          <table:table-cell table:content-validation-name="val74" table:style-name="ce82"/>
          <table:table-cell table:content-validation-name="val75" table:style-name="ce83"/>
          <table:table-cell office:value-type="float" office:value="24" table:formula="of:=SUM([.F4];[.H4];[.J4];[.L4];[.N4];[.P4])" table:content-validation-name="val73" table:style-name="ce19">
            <text:p>24</text:p>
          </table:table-cell>
          <table:table-cell office:value-type="float" office:value="23.740540540540543" table:formula="of:=SUM([.G4];[.I4];[.K4];[.M4];[.O4];[.Q4])" table:content-validation-name="val73" table:style-name="ce19">
            <text:p>24</text:p>
          </table:table-cell>
          <table:table-cell table:content-validation-name="val77" table:style-name="ce87"/>
          <table:table-cell table:content-validation-name="val75" table:style-name="ce85"/>
          <table:table-cell table:content-validation-name="val77" table:style-name="ce87"/>
          <table:table-cell table:content-validation-name="val75" table:style-name="ce85"/>
          <table:table-cell table:content-validation-name="val75" table:style-name="ce85"/>
          <table:table-cell table:content-validation-name="val76" table:style-name="ce88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73" table:style-name="ce22">
            <text:p>24</text:p>
          </table:table-cell>
          <table:table-cell office:value-type="float" office:value="23.740540540540543" table:formula="of:=[.S4]+[.AA4]" table:content-validation-name="val73" table:style-name="ce22">
            <text:p>24</text:p>
          </table:table-cell>
          <table:table-cell office:value-type="currency" office:value="142384.35" table:content-validation-name="val78" table:style-name="ce27">
            <text:p>£142,384.35</text:p>
          </table:table-cell>
          <table:table-cell office:value-type="currency" office:value="747.35" table:content-validation-name="val78" table:style-name="ce27">
            <text:p>£747.35</text:p>
          </table:table-cell>
          <table:table-cell office:value-type="currency" office:value="1250" table:content-validation-name="val78" table:style-name="ce27">
            <text:p>£1,250.00</text:p>
          </table:table-cell>
          <table:table-cell office:value-type="currency" office:value="161.27000000000001" table:content-validation-name="val78" table:style-name="ce27">
            <text:p>£161.27</text:p>
          </table:table-cell>
          <table:table-cell office:value-type="currency" office:value="41271.29" table:content-validation-name="val78" table:style-name="ce27">
            <text:p>£41,271.29</text:p>
          </table:table-cell>
          <table:table-cell office:value-type="currency" office:value="17227.27" table:content-validation-name="val78" table:style-name="ce27">
            <text:p>£17,227.27</text:p>
          </table:table-cell>
          <table:table-cell office:value-type="currency" office:value="203041.53" table:formula="of:=SUM([.AE4:.AJ4])" table:style-name="ce23">
            <text:p>£203,041.53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203041.53" table:formula="of:=SUM([.AN4];[.AK4])" table:style-name="ce23">
            <text:p>£203,041.5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March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708333333333333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90">
            <text:p>Attorney General's Departments</text:p>
          </table:table-cell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93"/>
          <table:table-cell table:content-validation-name="val82" table:style-name="ce91"/>
          <table:table-cell table:content-validation-name="val80" table:style-name="ce93"/>
          <table:table-cell table:content-validation-name="val82" table:style-name="ce91"/>
          <table:table-cell table:content-validation-name="val82" table:style-name="ce91"/>
          <table:table-cell table:content-validation-name="val81" table:style-name="ce94"/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Government Legal Department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90">
            <text:p>Attorney General's Departments</text:p>
          </table:table-cell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office:value-type="float" office:value="0" table:formula="of:=SUM([.F3];[.H3];[.J3];[.L3];[.N3];[.P3])" table:content-validation-name="val84" table:style-name="ce19">
            <text:p>0</text:p>
          </table:table-cell>
          <table:table-cell office:value-type="float" office:value="0" table:formula="of:=SUM([.G3];[.I3];[.K3];[.M3];[.O3];[.Q3])" table:content-validation-name="val84" table:style-name="ce19">
            <text:p>0</text:p>
          </table:table-cell>
          <table:table-cell table:content-validation-name="val80" table:style-name="ce93"/>
          <table:table-cell table:content-validation-name="val82" table:style-name="ce91"/>
          <table:table-cell table:content-validation-name="val80" table:style-name="ce93"/>
          <table:table-cell table:content-validation-name="val82" table:style-name="ce91"/>
          <table:table-cell table:content-validation-name="val82" table:style-name="ce91"/>
          <table:table-cell table:content-validation-name="val81" table:style-name="ce94"/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84" table:style-name="ce22">
            <text:p>0</text:p>
          </table:table-cell>
          <table:table-cell office:value-type="float" office:value="0" table:formula="of:=[.S3]+[.AA3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90">
            <text:p>Attorney General's Departments</text:p>
          </table:table-cell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table:content-validation-name="val83" table:style-name="ce92"/>
          <table:table-cell table:content-validation-name="val82" table:style-name="ce91"/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93"/>
          <table:table-cell table:content-validation-name="val82" table:style-name="ce91"/>
          <table:table-cell table:content-validation-name="val80" table:style-name="ce93"/>
          <table:table-cell table:content-validation-name="val82" table:style-name="ce91"/>
          <table:table-cell table:content-validation-name="val82" table:style-name="ce91"/>
          <table:table-cell table:content-validation-name="val81" table:style-name="ce94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>
      <number:currency-symbol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5" style:family="table-cell">
      <style:table-cell-properties fo:background-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Helen Demetriou</meta:initial-creator>
    <dc:creator>Sara OttenElwood</dc:creator>
    <meta:creation-date>2022-05-16T16:05:07Z</meta:creation-date>
    <dc:date>2025-03-17T09:57:33Z</dc:date>
  </office:meta>
</office:document-meta>
</file>